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16.79pt" svg:height="254.92pt" svg:x="131.1pt" svg:y="2.13pt">
            <loext:p draw:notify-on-update-of-ranges="Sheet1.A1:Sheet1.A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193062" calcext:value-type="float">
            <text:p>1193062</text:p>
          </table:table-cell>
        </table:table-row>
        <table:table-row table:style-name="ro1">
          <table:table-cell office:value-type="float" office:value="1184012" calcext:value-type="float">
            <text:p>1184012</text:p>
          </table:table-cell>
        </table:table-row>
        <table:table-row table:style-name="ro1">
          <table:table-cell office:value-type="float" office:value="1228014" calcext:value-type="float">
            <text:p>1228014</text:p>
          </table:table-cell>
        </table:table-row>
        <table:table-row table:style-name="ro1">
          <table:table-cell office:value-type="float" office:value="1172694" calcext:value-type="float">
            <text:p>1172694</text:p>
          </table:table-cell>
        </table:table-row>
        <table:table-row table:style-name="ro1">
          <table:table-cell office:value-type="float" office:value="1189122" calcext:value-type="float">
            <text:p>1189122</text:p>
          </table:table-cell>
        </table:table-row>
        <table:table-row table:style-name="ro1">
          <table:table-cell office:value-type="float" office:value="1219629" calcext:value-type="float">
            <text:p>1219629</text:p>
          </table:table-cell>
        </table:table-row>
        <table:table-row table:style-name="ro1">
          <table:table-cell office:value-type="float" office:value="1171461" calcext:value-type="float">
            <text:p>1171461</text:p>
          </table:table-cell>
        </table:table-row>
        <table:table-row table:style-name="ro1">
          <table:table-cell office:value-type="float" office:value="1197519" calcext:value-type="float">
            <text:p>1197519</text:p>
          </table:table-cell>
        </table:table-row>
        <table:table-row table:style-name="ro1">
          <table:table-cell office:value-type="float" office:value="1318712" calcext:value-type="float">
            <text:p>1318712</text:p>
          </table:table-cell>
        </table:table-row>
        <table:table-row table:style-name="ro1">
          <table:table-cell office:value-type="float" office:value="1198605" calcext:value-type="float">
            <text:p>1198605</text:p>
          </table:table-cell>
        </table:table-row>
        <table:table-row table:style-name="ro1">
          <table:table-cell office:value-type="float" office:value="1250906" calcext:value-type="float">
            <text:p>1250906</text:p>
          </table:table-cell>
        </table:table-row>
        <table:table-row table:style-name="ro1">
          <table:table-cell office:value-type="float" office:value="1186582" calcext:value-type="float">
            <text:p>1186582</text:p>
          </table:table-cell>
        </table:table-row>
        <table:table-row table:style-name="ro1">
          <table:table-cell office:value-type="float" office:value="1175969" calcext:value-type="float">
            <text:p>1175969</text:p>
          </table:table-cell>
        </table:table-row>
        <table:table-row table:style-name="ro1">
          <table:table-cell office:value-type="float" office:value="1177346" calcext:value-type="float">
            <text:p>1177346</text:p>
          </table:table-cell>
        </table:table-row>
        <table:table-row table:style-name="ro1">
          <table:table-cell office:value-type="float" office:value="1258335" calcext:value-type="float">
            <text:p>1258335</text:p>
          </table:table-cell>
        </table:table-row>
        <table:table-row table:style-name="ro1">
          <table:table-cell office:value-type="float" office:value="1320590" calcext:value-type="float">
            <text:p>1320590</text:p>
          </table:table-cell>
        </table:table-row>
        <table:table-row table:style-name="ro1">
          <table:table-cell office:value-type="float" office:value="1252835" calcext:value-type="float">
            <text:p>1252835</text:p>
          </table:table-cell>
        </table:table-row>
        <table:table-row table:style-name="ro1">
          <table:table-cell office:value-type="float" office:value="1194090" calcext:value-type="float">
            <text:p>1194090</text:p>
          </table:table-cell>
        </table:table-row>
        <table:table-row table:style-name="ro1">
          <table:table-cell office:value-type="float" office:value="1152248" calcext:value-type="float">
            <text:p>1152248</text:p>
          </table:table-cell>
        </table:table-row>
        <table:table-row table:style-name="ro1">
          <table:table-cell office:value-type="float" office:value="1259561" calcext:value-type="float">
            <text:p>1259561</text:p>
          </table:table-cell>
        </table:table-row>
        <table:table-row table:style-name="ro1">
          <table:table-cell office:value-type="float" office:value="1253203" calcext:value-type="float">
            <text:p>1253203</text:p>
          </table:table-cell>
        </table:table-row>
        <table:table-row table:style-name="ro1">
          <table:table-cell office:value-type="float" office:value="1191806" calcext:value-type="float">
            <text:p>1191806</text:p>
          </table:table-cell>
        </table:table-row>
        <table:table-row table:style-name="ro1">
          <table:table-cell office:value-type="float" office:value="1181641" calcext:value-type="float">
            <text:p>1181641</text:p>
          </table:table-cell>
        </table:table-row>
        <table:table-row table:style-name="ro1">
          <table:table-cell office:value-type="float" office:value="1212885" calcext:value-type="float">
            <text:p>1212885</text:p>
          </table:table-cell>
        </table:table-row>
        <table:table-row table:style-name="ro1">
          <table:table-cell office:value-type="float" office:value="1173543" calcext:value-type="float">
            <text:p>1173543</text:p>
          </table:table-cell>
        </table:table-row>
        <table:table-row table:style-name="ro1">
          <table:table-cell office:value-type="float" office:value="1165402" calcext:value-type="float">
            <text:p>1165402</text:p>
          </table:table-cell>
        </table:table-row>
        <table:table-row table:style-name="ro1">
          <table:table-cell office:value-type="float" office:value="1195932" calcext:value-type="float">
            <text:p>1195932</text:p>
          </table:table-cell>
        </table:table-row>
        <table:table-row table:style-name="ro1">
          <table:table-cell office:value-type="float" office:value="1175817" calcext:value-type="float">
            <text:p>1175817</text:p>
          </table:table-cell>
        </table:table-row>
        <table:table-row table:style-name="ro1">
          <table:table-cell office:value-type="float" office:value="1190272" calcext:value-type="float">
            <text:p>1190272</text:p>
          </table:table-cell>
        </table:table-row>
        <table:table-row table:style-name="ro1">
          <table:table-cell office:value-type="float" office:value="1302594" calcext:value-type="float">
            <text:p>1302594</text:p>
          </table:table-cell>
        </table:table-row>
        <table:table-row table:style-name="ro1">
          <table:table-cell office:value-type="float" office:value="1266328" calcext:value-type="float">
            <text:p>1266328</text:p>
          </table:table-cell>
        </table:table-row>
        <table:table-row table:style-name="ro1">
          <table:table-cell office:value-type="float" office:value="1227886" calcext:value-type="float">
            <text:p>1227886</text:p>
          </table:table-cell>
        </table:table-row>
        <table:table-row table:style-name="ro1">
          <table:table-cell office:value-type="float" office:value="1155395" calcext:value-type="float">
            <text:p>1155395</text:p>
          </table:table-cell>
        </table:table-row>
        <table:table-row table:style-name="ro1">
          <table:table-cell office:value-type="float" office:value="1178930" calcext:value-type="float">
            <text:p>1178930</text:p>
          </table:table-cell>
        </table:table-row>
        <table:table-row table:style-name="ro1">
          <table:table-cell office:value-type="float" office:value="1219500" calcext:value-type="float">
            <text:p>1219500</text:p>
          </table:table-cell>
        </table:table-row>
        <table:table-row table:style-name="ro1">
          <table:table-cell office:value-type="float" office:value="1171733" calcext:value-type="float">
            <text:p>1171733</text:p>
          </table:table-cell>
        </table:table-row>
        <table:table-row table:style-name="ro1">
          <table:table-cell office:value-type="float" office:value="1290647" calcext:value-type="float">
            <text:p>1290647</text:p>
          </table:table-cell>
        </table:table-row>
        <table:table-row table:style-name="ro1">
          <table:table-cell office:value-type="float" office:value="1310830" calcext:value-type="float">
            <text:p>1310830</text:p>
          </table:table-cell>
        </table:table-row>
        <table:table-row table:style-name="ro1">
          <table:table-cell office:value-type="float" office:value="1185114" calcext:value-type="float">
            <text:p>1185114</text:p>
          </table:table-cell>
        </table:table-row>
        <table:table-row table:style-name="ro1">
          <table:table-cell office:value-type="float" office:value="1175540" calcext:value-type="float">
            <text:p>1175540</text:p>
          </table:table-cell>
        </table:table-row>
        <table:table-row table:style-name="ro1">
          <table:table-cell office:value-type="float" office:value="1183385" calcext:value-type="float">
            <text:p>1183385</text:p>
          </table:table-cell>
        </table:table-row>
        <table:table-row table:style-name="ro1">
          <table:table-cell office:value-type="float" office:value="1286533" calcext:value-type="float">
            <text:p>1286533</text:p>
          </table:table-cell>
        </table:table-row>
        <table:table-row table:style-name="ro1">
          <table:table-cell office:value-type="float" office:value="1240821" calcext:value-type="float">
            <text:p>1240821</text:p>
          </table:table-cell>
        </table:table-row>
        <table:table-row table:style-name="ro1">
          <table:table-cell office:value-type="float" office:value="1397271" calcext:value-type="float">
            <text:p>1397271</text:p>
          </table:table-cell>
        </table:table-row>
        <table:table-row table:style-name="ro1">
          <table:table-cell office:value-type="float" office:value="1294347" calcext:value-type="float">
            <text:p>1294347</text:p>
          </table:table-cell>
        </table:table-row>
        <table:table-row table:style-name="ro1">
          <table:table-cell office:value-type="float" office:value="1199520" calcext:value-type="float">
            <text:p>1199520</text:p>
          </table:table-cell>
        </table:table-row>
        <table:table-row table:style-name="ro1">
          <table:table-cell office:value-type="float" office:value="1231442" calcext:value-type="float">
            <text:p>1231442</text:p>
          </table:table-cell>
        </table:table-row>
        <table:table-row table:style-name="ro1">
          <table:table-cell office:value-type="float" office:value="1180441" calcext:value-type="float">
            <text:p>1180441</text:p>
          </table:table-cell>
        </table:table-row>
        <table:table-row table:style-name="ro1">
          <table:table-cell office:value-type="float" office:value="1230803" calcext:value-type="float">
            <text:p>1230803</text:p>
          </table:table-cell>
        </table:table-row>
        <table:table-row table:style-name="ro1">
          <table:table-cell office:value-type="float" office:value="1168561" calcext:value-type="float">
            <text:p>1168561</text:p>
          </table:table-cell>
        </table:table-row>
        <table:table-row table:style-name="ro1">
          <table:table-cell office:value-type="float" office:value="1266895" calcext:value-type="float">
            <text:p>1266895</text:p>
          </table:table-cell>
        </table:table-row>
        <table:table-row table:style-name="ro1">
          <table:table-cell office:value-type="float" office:value="1295642" calcext:value-type="float">
            <text:p>1295642</text:p>
          </table:table-cell>
        </table:table-row>
        <table:table-row table:style-name="ro1">
          <table:table-cell office:value-type="float" office:value="1250845" calcext:value-type="float">
            <text:p>1250845</text:p>
          </table:table-cell>
        </table:table-row>
        <table:table-row table:style-name="ro1">
          <table:table-cell office:value-type="float" office:value="1201379" calcext:value-type="float">
            <text:p>1201379</text:p>
          </table:table-cell>
        </table:table-row>
        <table:table-row table:style-name="ro1">
          <table:table-cell office:value-type="float" office:value="1168751" calcext:value-type="float">
            <text:p>1168751</text:p>
          </table:table-cell>
        </table:table-row>
        <table:table-row table:style-name="ro1">
          <table:table-cell office:value-type="float" office:value="1178848" calcext:value-type="float">
            <text:p>1178848</text:p>
          </table:table-cell>
        </table:table-row>
        <table:table-row table:style-name="ro1">
          <table:table-cell office:value-type="float" office:value="1235744" calcext:value-type="float">
            <text:p>1235744</text:p>
          </table:table-cell>
        </table:table-row>
        <table:table-row table:style-name="ro1">
          <table:table-cell office:value-type="float" office:value="1398192" calcext:value-type="float">
            <text:p>1398192</text:p>
          </table:table-cell>
        </table:table-row>
        <table:table-row table:style-name="ro1">
          <table:table-cell office:value-type="float" office:value="1386820" calcext:value-type="float">
            <text:p>1386820</text:p>
          </table:table-cell>
        </table:table-row>
        <table:table-row table:style-name="ro1">
          <table:table-cell office:value-type="float" office:value="1320152" calcext:value-type="float">
            <text:p>1320152</text:p>
          </table:table-cell>
        </table:table-row>
        <table:table-row table:style-name="ro1">
          <table:table-cell office:value-type="float" office:value="1176579" calcext:value-type="float">
            <text:p>1176579</text:p>
          </table:table-cell>
        </table:table-row>
        <table:table-row table:style-name="ro1">
          <table:table-cell office:value-type="float" office:value="1353495" calcext:value-type="float">
            <text:p>1353495</text:p>
          </table:table-cell>
        </table:table-row>
        <table:table-row table:style-name="ro1">
          <table:table-cell office:value-type="float" office:value="1300482" calcext:value-type="float">
            <text:p>1300482</text:p>
          </table:table-cell>
        </table:table-row>
        <table:table-row table:style-name="ro1">
          <table:table-cell office:value-type="float" office:value="1335795" calcext:value-type="float">
            <text:p>1335795</text:p>
          </table:table-cell>
        </table:table-row>
        <table:table-row table:style-name="ro1">
          <table:table-cell office:value-type="float" office:value="1897021" calcext:value-type="float">
            <text:p>1897021</text:p>
          </table:table-cell>
        </table:table-row>
        <table:table-row table:style-name="ro1">
          <table:table-cell office:value-type="float" office:value="1992638" calcext:value-type="float">
            <text:p>1992638</text:p>
          </table:table-cell>
        </table:table-row>
        <table:table-row table:style-name="ro1">
          <table:table-cell office:value-type="float" office:value="1214905" calcext:value-type="float">
            <text:p>1214905</text:p>
          </table:table-cell>
        </table:table-row>
        <table:table-row table:style-name="ro1">
          <table:table-cell office:value-type="float" office:value="1283534" calcext:value-type="float">
            <text:p>1283534</text:p>
          </table:table-cell>
        </table:table-row>
        <table:table-row table:style-name="ro1">
          <table:table-cell office:value-type="float" office:value="1306161" calcext:value-type="float">
            <text:p>1306161</text:p>
          </table:table-cell>
        </table:table-row>
        <table:table-row table:style-name="ro1">
          <table:table-cell office:value-type="float" office:value="1200779" calcext:value-type="float">
            <text:p>1200779</text:p>
          </table:table-cell>
        </table:table-row>
        <table:table-row table:style-name="ro1">
          <table:table-cell office:value-type="float" office:value="1227147" calcext:value-type="float">
            <text:p>1227147</text:p>
          </table:table-cell>
        </table:table-row>
        <table:table-row table:style-name="ro1">
          <table:table-cell office:value-type="float" office:value="1204003" calcext:value-type="float">
            <text:p>1204003</text:p>
          </table:table-cell>
        </table:table-row>
        <table:table-row table:style-name="ro1">
          <table:table-cell office:value-type="float" office:value="1372570" calcext:value-type="float">
            <text:p>1372570</text:p>
          </table:table-cell>
        </table:table-row>
        <table:table-row table:style-name="ro1">
          <table:table-cell office:value-type="float" office:value="1299285" calcext:value-type="float">
            <text:p>1299285</text:p>
          </table:table-cell>
        </table:table-row>
        <table:table-row table:style-name="ro1">
          <table:table-cell office:value-type="float" office:value="1374901" calcext:value-type="float">
            <text:p>1374901</text:p>
          </table:table-cell>
        </table:table-row>
        <table:table-row table:style-name="ro1">
          <table:table-cell office:value-type="float" office:value="1291203" calcext:value-type="float">
            <text:p>1291203</text:p>
          </table:table-cell>
        </table:table-row>
        <table:table-row table:style-name="ro1">
          <table:table-cell office:value-type="float" office:value="1154785" calcext:value-type="float">
            <text:p>1154785</text:p>
          </table:table-cell>
        </table:table-row>
        <table:table-row table:style-name="ro1">
          <table:table-cell office:value-type="float" office:value="1227989" calcext:value-type="float">
            <text:p>1227989</text:p>
          </table:table-cell>
        </table:table-row>
        <table:table-row table:style-name="ro1">
          <table:table-cell office:value-type="float" office:value="1233337" calcext:value-type="float">
            <text:p>1233337</text:p>
          </table:table-cell>
        </table:table-row>
        <table:table-row table:style-name="ro1">
          <table:table-cell office:value-type="float" office:value="1462097" calcext:value-type="float">
            <text:p>1462097</text:p>
          </table:table-cell>
        </table:table-row>
        <table:table-row table:style-name="ro1">
          <table:table-cell office:value-type="float" office:value="1694083" calcext:value-type="float">
            <text:p>1694083</text:p>
          </table:table-cell>
        </table:table-row>
        <table:table-row table:style-name="ro1">
          <table:table-cell office:value-type="float" office:value="2111661" calcext:value-type="float">
            <text:p>2111661</text:p>
          </table:table-cell>
        </table:table-row>
        <table:table-row table:style-name="ro1">
          <table:table-cell office:value-type="float" office:value="1361994" calcext:value-type="float">
            <text:p>1361994</text:p>
          </table:table-cell>
        </table:table-row>
        <table:table-row table:style-name="ro1">
          <table:table-cell office:value-type="float" office:value="1167910" calcext:value-type="float">
            <text:p>1167910</text:p>
          </table:table-cell>
        </table:table-row>
        <table:table-row table:style-name="ro1">
          <table:table-cell office:value-type="float" office:value="1201447" calcext:value-type="float">
            <text:p>1201447</text:p>
          </table:table-cell>
        </table:table-row>
        <table:table-row table:style-name="ro1">
          <table:table-cell office:value-type="float" office:value="1254974" calcext:value-type="float">
            <text:p>1254974</text:p>
          </table:table-cell>
        </table:table-row>
        <table:table-row table:style-name="ro1">
          <table:table-cell office:value-type="float" office:value="1385168" calcext:value-type="float">
            <text:p>1385168</text:p>
          </table:table-cell>
        </table:table-row>
        <table:table-row table:style-name="ro1">
          <table:table-cell office:value-type="float" office:value="1273408" calcext:value-type="float">
            <text:p>1273408</text:p>
          </table:table-cell>
        </table:table-row>
        <table:table-row table:style-name="ro1">
          <table:table-cell office:value-type="float" office:value="1265727" calcext:value-type="float">
            <text:p>1265727</text:p>
          </table:table-cell>
        </table:table-row>
        <table:table-row table:style-name="ro1">
          <table:table-cell office:value-type="float" office:value="1147738" calcext:value-type="float">
            <text:p>1147738</text:p>
          </table:table-cell>
        </table:table-row>
        <table:table-row table:style-name="ro1">
          <table:table-cell office:value-type="float" office:value="1196890" calcext:value-type="float">
            <text:p>1196890</text:p>
          </table:table-cell>
        </table:table-row>
        <table:table-row table:style-name="ro1">
          <table:table-cell office:value-type="float" office:value="1267516" calcext:value-type="float">
            <text:p>1267516</text:p>
          </table:table-cell>
        </table:table-row>
        <table:table-row table:style-name="ro1">
          <table:table-cell office:value-type="float" office:value="1300211" calcext:value-type="float">
            <text:p>1300211</text:p>
          </table:table-cell>
        </table:table-row>
        <table:table-row table:style-name="ro1">
          <table:table-cell office:value-type="float" office:value="1278625" calcext:value-type="float">
            <text:p>1278625</text:p>
          </table:table-cell>
        </table:table-row>
        <table:table-row table:style-name="ro1">
          <table:table-cell office:value-type="float" office:value="1229235" calcext:value-type="float">
            <text:p>1229235</text:p>
          </table:table-cell>
        </table:table-row>
        <table:table-row table:style-name="ro1">
          <table:table-cell office:value-type="float" office:value="1292516" calcext:value-type="float">
            <text:p>1292516</text:p>
          </table:table-cell>
        </table:table-row>
        <table:table-row table:style-name="ro1">
          <table:table-cell office:value-type="float" office:value="1211674" calcext:value-type="float">
            <text:p>1211674</text:p>
          </table:table-cell>
        </table:table-row>
        <table:table-row table:style-name="ro1">
          <table:table-cell office:value-type="float" office:value="1252372" calcext:value-type="float">
            <text:p>1252372</text:p>
          </table:table-cell>
        </table:table-row>
        <table:table-row table:style-name="ro1">
          <table:table-cell office:value-type="float" office:value="1384710" calcext:value-type="float">
            <text:p>1384710</text:p>
          </table:table-cell>
        </table:table-row>
        <table:table-row table:style-name="ro1">
          <table:table-cell office:value-type="float" office:value="1331888" calcext:value-type="float">
            <text:p>1331888</text:p>
          </table:table-cell>
        </table:table-row>
        <table:table-row table:style-name="ro1">
          <table:table-cell office:value-type="float" office:value="1230346" calcext:value-type="float">
            <text:p>1230346</text:p>
          </table:table-cell>
        </table:table-row>
        <table:table-row table:style-name="ro1">
          <table:table-cell office:value-type="float" office:value="1383567" calcext:value-type="float">
            <text:p>1383567</text:p>
          </table:table-cell>
        </table:table-row>
        <table:table-row table:style-name="ro1">
          <table:table-cell office:value-type="float" office:value="1992069" calcext:value-type="float">
            <text:p>1992069</text:p>
          </table:table-cell>
        </table:table-row>
        <table:table-row table:style-name="ro1">
          <table:table-cell office:value-type="float" office:value="1988982" calcext:value-type="float">
            <text:p>1988982</text:p>
          </table:table-cell>
        </table:table-row>
        <table:table-row table:style-name="ro1">
          <table:table-cell office:value-type="float" office:value="2750725" calcext:value-type="float">
            <text:p>2750725</text:p>
          </table:table-cell>
        </table:table-row>
        <table:table-row table:style-name="ro1">
          <table:table-cell office:value-type="float" office:value="2481394" calcext:value-type="float">
            <text:p>2481394</text:p>
          </table:table-cell>
        </table:table-row>
        <table:table-row table:style-name="ro1">
          <table:table-cell office:value-type="float" office:value="1817522" calcext:value-type="float">
            <text:p>1817522</text:p>
          </table:table-cell>
        </table:table-row>
        <table:table-row table:style-name="ro1">
          <table:table-cell office:value-type="float" office:value="2305048" calcext:value-type="float">
            <text:p>2305048</text:p>
          </table:table-cell>
        </table:table-row>
        <table:table-row table:style-name="ro1">
          <table:table-cell office:value-type="float" office:value="2309650" calcext:value-type="float">
            <text:p>2309650</text:p>
          </table:table-cell>
        </table:table-row>
        <table:table-row table:style-name="ro1">
          <table:table-cell office:value-type="float" office:value="2134477" calcext:value-type="float">
            <text:p>2134477</text:p>
          </table:table-cell>
        </table:table-row>
        <table:table-row table:style-name="ro1">
          <table:table-cell office:value-type="float" office:value="1966262" calcext:value-type="float">
            <text:p>1966262</text:p>
          </table:table-cell>
        </table:table-row>
        <table:table-row table:style-name="ro1">
          <table:table-cell office:value-type="float" office:value="1931890" calcext:value-type="float">
            <text:p>1931890</text:p>
          </table:table-cell>
        </table:table-row>
        <table:table-row table:style-name="ro1">
          <table:table-cell office:value-type="float" office:value="1923263" calcext:value-type="float">
            <text:p>1923263</text:p>
          </table:table-cell>
        </table:table-row>
        <table:table-row table:style-name="ro1">
          <table:table-cell office:value-type="float" office:value="1939554" calcext:value-type="float">
            <text:p>1939554</text:p>
          </table:table-cell>
        </table:table-row>
        <table:table-row table:style-name="ro1">
          <table:table-cell office:value-type="float" office:value="2006722" calcext:value-type="float">
            <text:p>2006722</text:p>
          </table:table-cell>
        </table:table-row>
        <table:table-row table:style-name="ro1">
          <table:table-cell office:value-type="float" office:value="2150326" calcext:value-type="float">
            <text:p>2150326</text:p>
          </table:table-cell>
        </table:table-row>
        <table:table-row table:style-name="ro1">
          <table:table-cell office:value-type="float" office:value="2763614" calcext:value-type="float">
            <text:p>2763614</text:p>
          </table:table-cell>
        </table:table-row>
        <table:table-row table:style-name="ro1">
          <table:table-cell office:value-type="float" office:value="2460225" calcext:value-type="float">
            <text:p>2460225</text:p>
          </table:table-cell>
        </table:table-row>
        <table:table-row table:style-name="ro1">
          <table:table-cell office:value-type="float" office:value="1918951" calcext:value-type="float">
            <text:p>1918951</text:p>
          </table:table-cell>
        </table:table-row>
        <table:table-row table:style-name="ro1">
          <table:table-cell office:value-type="float" office:value="1890754" calcext:value-type="float">
            <text:p>1890754</text:p>
          </table:table-cell>
        </table:table-row>
        <table:table-row table:style-name="ro1">
          <table:table-cell office:value-type="float" office:value="2020330" calcext:value-type="float">
            <text:p>2020330</text:p>
          </table:table-cell>
        </table:table-row>
        <table:table-row table:style-name="ro1">
          <table:table-cell office:value-type="float" office:value="2450477" calcext:value-type="float">
            <text:p>2450477</text:p>
          </table:table-cell>
        </table:table-row>
        <table:table-row table:style-name="ro1">
          <table:table-cell office:value-type="float" office:value="2725226" calcext:value-type="float">
            <text:p>2725226</text:p>
          </table:table-cell>
        </table:table-row>
        <table:table-row table:style-name="ro1">
          <table:table-cell office:value-type="float" office:value="1922041" calcext:value-type="float">
            <text:p>1922041</text:p>
          </table:table-cell>
        </table:table-row>
        <table:table-row table:style-name="ro1">
          <table:table-cell office:value-type="float" office:value="2072557" calcext:value-type="float">
            <text:p>2072557</text:p>
          </table:table-cell>
        </table:table-row>
        <table:table-row table:style-name="ro1">
          <table:table-cell office:value-type="float" office:value="2065350" calcext:value-type="float">
            <text:p>2065350</text:p>
          </table:table-cell>
        </table:table-row>
        <table:table-row table:style-name="ro1">
          <table:table-cell office:value-type="float" office:value="1975406" calcext:value-type="float">
            <text:p>1975406</text:p>
          </table:table-cell>
        </table:table-row>
        <table:table-row table:style-name="ro1">
          <table:table-cell office:value-type="float" office:value="1905948" calcext:value-type="float">
            <text:p>1905948</text:p>
          </table:table-cell>
        </table:table-row>
        <table:table-row table:style-name="ro1">
          <table:table-cell office:value-type="float" office:value="2465216" calcext:value-type="float">
            <text:p>2465216</text:p>
          </table:table-cell>
        </table:table-row>
        <table:table-row table:style-name="ro1">
          <table:table-cell office:value-type="float" office:value="2728963" calcext:value-type="float">
            <text:p>2728963</text:p>
          </table:table-cell>
        </table:table-row>
        <table:table-row table:style-name="ro1">
          <table:table-cell office:value-type="float" office:value="1917290" calcext:value-type="float">
            <text:p>1917290</text:p>
          </table:table-cell>
        </table:table-row>
        <table:table-row table:style-name="ro1">
          <table:table-cell office:value-type="float" office:value="1959283" calcext:value-type="float">
            <text:p>1959283</text:p>
          </table:table-cell>
        </table:table-row>
        <table:table-row table:style-name="ro1">
          <table:table-cell office:value-type="float" office:value="2137878" calcext:value-type="float">
            <text:p>2137878</text:p>
          </table:table-cell>
        </table:table-row>
        <table:table-row table:style-name="ro1">
          <table:table-cell office:value-type="float" office:value="2463795" calcext:value-type="float">
            <text:p>2463795</text:p>
          </table:table-cell>
        </table:table-row>
        <table:table-row table:style-name="ro1">
          <table:table-cell office:value-type="float" office:value="2663629" calcext:value-type="float">
            <text:p>2663629</text:p>
          </table:table-cell>
        </table:table-row>
        <table:table-row table:style-name="ro1">
          <table:table-cell office:value-type="float" office:value="1979068" calcext:value-type="float">
            <text:p>1979068</text:p>
          </table:table-cell>
        </table:table-row>
        <table:table-row table:style-name="ro1">
          <table:table-cell office:value-type="float" office:value="1880057" calcext:value-type="float">
            <text:p>1880057</text:p>
          </table:table-cell>
        </table:table-row>
        <table:table-row table:style-name="ro1">
          <table:table-cell office:value-type="float" office:value="2235817" calcext:value-type="float">
            <text:p>2235817</text:p>
          </table:table-cell>
        </table:table-row>
        <table:table-row table:style-name="ro1">
          <table:table-cell office:value-type="float" office:value="1998217" calcext:value-type="float">
            <text:p>1998217</text:p>
          </table:table-cell>
        </table:table-row>
        <table:table-row table:style-name="ro1">
          <table:table-cell office:value-type="float" office:value="1916934" calcext:value-type="float">
            <text:p>1916934</text:p>
          </table:table-cell>
        </table:table-row>
        <table:table-row table:style-name="ro1">
          <table:table-cell office:value-type="float" office:value="1968954" calcext:value-type="float">
            <text:p>1968954</text:p>
          </table:table-cell>
        </table:table-row>
        <table:table-row table:style-name="ro1">
          <table:table-cell office:value-type="float" office:value="1961012" calcext:value-type="float">
            <text:p>1961012</text:p>
          </table:table-cell>
        </table:table-row>
        <table:table-row table:style-name="ro1">
          <table:table-cell office:value-type="float" office:value="2883768" calcext:value-type="float">
            <text:p>2883768</text:p>
          </table:table-cell>
        </table:table-row>
        <table:table-row table:style-name="ro1">
          <table:table-cell office:value-type="float" office:value="2535722" calcext:value-type="float">
            <text:p>2535722</text:p>
          </table:table-cell>
        </table:table-row>
        <table:table-row table:style-name="ro1">
          <table:table-cell office:value-type="float" office:value="2108182" calcext:value-type="float">
            <text:p>2108182</text:p>
          </table:table-cell>
        </table:table-row>
        <table:table-row table:style-name="ro1">
          <table:table-cell office:value-type="float" office:value="1972037" calcext:value-type="float">
            <text:p>1972037</text:p>
          </table:table-cell>
        </table:table-row>
        <table:table-row table:style-name="ro1">
          <table:table-cell office:value-type="float" office:value="2086143" calcext:value-type="float">
            <text:p>2086143</text:p>
          </table:table-cell>
        </table:table-row>
        <table:table-row table:style-name="ro1">
          <table:table-cell office:value-type="float" office:value="1863602" calcext:value-type="float">
            <text:p>1863602</text:p>
          </table:table-cell>
        </table:table-row>
        <table:table-row table:style-name="ro1">
          <table:table-cell office:value-type="float" office:value="1908064" calcext:value-type="float">
            <text:p>1908064</text:p>
          </table:table-cell>
        </table:table-row>
        <table:table-row table:style-name="ro1">
          <table:table-cell office:value-type="float" office:value="2318661" calcext:value-type="float">
            <text:p>2318661</text:p>
          </table:table-cell>
        </table:table-row>
        <table:table-row table:style-name="ro1">
          <table:table-cell office:value-type="float" office:value="1944466" calcext:value-type="float">
            <text:p>1944466</text:p>
          </table:table-cell>
        </table:table-row>
        <table:table-row table:style-name="ro1">
          <table:table-cell office:value-type="float" office:value="1859877" calcext:value-type="float">
            <text:p>1859877</text:p>
          </table:table-cell>
        </table:table-row>
        <table:table-row table:style-name="ro1">
          <table:table-cell office:value-type="float" office:value="1932196" calcext:value-type="float">
            <text:p>1932196</text:p>
          </table:table-cell>
        </table:table-row>
        <table:table-row table:style-name="ro1">
          <table:table-cell office:value-type="float" office:value="2072862" calcext:value-type="float">
            <text:p>2072862</text:p>
          </table:table-cell>
        </table:table-row>
        <table:table-row table:style-name="ro1">
          <table:table-cell office:value-type="float" office:value="2408569" calcext:value-type="float">
            <text:p>2408569</text:p>
          </table:table-cell>
        </table:table-row>
        <table:table-row table:style-name="ro1">
          <table:table-cell office:value-type="float" office:value="2743445" calcext:value-type="float">
            <text:p>2743445</text:p>
          </table:table-cell>
        </table:table-row>
        <table:table-row table:style-name="ro1">
          <table:table-cell office:value-type="float" office:value="2159646" calcext:value-type="float">
            <text:p>2159646</text:p>
          </table:table-cell>
        </table:table-row>
        <table:table-row table:style-name="ro1">
          <table:table-cell office:value-type="float" office:value="2186289" calcext:value-type="float">
            <text:p>2186289</text:p>
          </table:table-cell>
        </table:table-row>
        <table:table-row table:style-name="ro1">
          <table:table-cell office:value-type="float" office:value="2035091" calcext:value-type="float">
            <text:p>2035091</text:p>
          </table:table-cell>
        </table:table-row>
        <table:table-row table:style-name="ro1">
          <table:table-cell office:value-type="float" office:value="2241046" calcext:value-type="float">
            <text:p>2241046</text:p>
          </table:table-cell>
        </table:table-row>
        <table:table-row table:style-name="ro1">
          <table:table-cell office:value-type="float" office:value="2215905" calcext:value-type="float">
            <text:p>2215905</text:p>
          </table:table-cell>
        </table:table-row>
        <table:table-row table:style-name="ro1">
          <table:table-cell office:value-type="float" office:value="2004058" calcext:value-type="float">
            <text:p>2004058</text:p>
          </table:table-cell>
        </table:table-row>
        <table:table-row table:style-name="ro1">
          <table:table-cell office:value-type="float" office:value="2145568" calcext:value-type="float">
            <text:p>2145568</text:p>
          </table:table-cell>
        </table:table-row>
        <table:table-row table:style-name="ro1">
          <table:table-cell office:value-type="float" office:value="1883533" calcext:value-type="float">
            <text:p>1883533</text:p>
          </table:table-cell>
        </table:table-row>
        <table:table-row table:style-name="ro1">
          <table:table-cell office:value-type="float" office:value="2086366" calcext:value-type="float">
            <text:p>2086366</text:p>
          </table:table-cell>
        </table:table-row>
        <table:table-row table:style-name="ro1">
          <table:table-cell office:value-type="float" office:value="2108286" calcext:value-type="float">
            <text:p>2108286</text:p>
          </table:table-cell>
        </table:table-row>
        <table:table-row table:style-name="ro1">
          <table:table-cell office:value-type="float" office:value="2780158" calcext:value-type="float">
            <text:p>2780158</text:p>
          </table:table-cell>
        </table:table-row>
        <table:table-row table:style-name="ro1">
          <table:table-cell office:value-type="float" office:value="2603479" calcext:value-type="float">
            <text:p>2603479</text:p>
          </table:table-cell>
        </table:table-row>
        <table:table-row table:style-name="ro1">
          <table:table-cell office:value-type="float" office:value="2142337" calcext:value-type="float">
            <text:p>2142337</text:p>
          </table:table-cell>
        </table:table-row>
        <table:table-row table:style-name="ro1">
          <table:table-cell office:value-type="float" office:value="2123230" calcext:value-type="float">
            <text:p>2123230</text:p>
          </table:table-cell>
        </table:table-row>
        <table:table-row table:style-name="ro1">
          <table:table-cell office:value-type="float" office:value="2029712" calcext:value-type="float">
            <text:p>2029712</text:p>
          </table:table-cell>
        </table:table-row>
        <table:table-row table:style-name="ro1">
          <table:table-cell office:value-type="float" office:value="2088587" calcext:value-type="float">
            <text:p>2088587</text:p>
          </table:table-cell>
        </table:table-row>
        <table:table-row table:style-name="ro1">
          <table:table-cell office:value-type="float" office:value="2153378" calcext:value-type="float">
            <text:p>2153378</text:p>
          </table:table-cell>
        </table:table-row>
        <table:table-row table:style-name="ro1">
          <table:table-cell office:value-type="float" office:value="2037415" calcext:value-type="float">
            <text:p>2037415</text:p>
          </table:table-cell>
        </table:table-row>
        <table:table-row table:style-name="ro1">
          <table:table-cell office:value-type="float" office:value="1932911" calcext:value-type="float">
            <text:p>1932911</text:p>
          </table:table-cell>
        </table:table-row>
        <table:table-row table:style-name="ro1">
          <table:table-cell office:value-type="float" office:value="1959336" calcext:value-type="float">
            <text:p>1959336</text:p>
          </table:table-cell>
        </table:table-row>
        <table:table-row table:style-name="ro1">
          <table:table-cell office:value-type="float" office:value="2089395" calcext:value-type="float">
            <text:p>2089395</text:p>
          </table:table-cell>
        </table:table-row>
        <table:table-row table:style-name="ro1">
          <table:table-cell office:value-type="float" office:value="2089956" calcext:value-type="float">
            <text:p>2089956</text:p>
          </table:table-cell>
        </table:table-row>
        <table:table-row table:style-name="ro1">
          <table:table-cell office:value-type="float" office:value="2673264" calcext:value-type="float">
            <text:p>2673264</text:p>
          </table:table-cell>
        </table:table-row>
        <table:table-row table:style-name="ro1">
          <table:table-cell office:value-type="float" office:value="2693315" calcext:value-type="float">
            <text:p>2693315</text:p>
          </table:table-cell>
        </table:table-row>
        <table:table-row table:style-name="ro1">
          <table:table-cell office:value-type="float" office:value="2299029" calcext:value-type="float">
            <text:p>2299029</text:p>
          </table:table-cell>
        </table:table-row>
        <table:table-row table:style-name="ro1">
          <table:table-cell office:value-type="float" office:value="2125688" calcext:value-type="float">
            <text:p>2125688</text:p>
          </table:table-cell>
        </table:table-row>
        <table:table-row table:style-name="ro1">
          <table:table-cell office:value-type="float" office:value="1978101" calcext:value-type="float">
            <text:p>1978101</text:p>
          </table:table-cell>
        </table:table-row>
        <table:table-row table:style-name="ro1">
          <table:table-cell office:value-type="float" office:value="2154831" calcext:value-type="float">
            <text:p>2154831</text:p>
          </table:table-cell>
        </table:table-row>
        <table:table-row table:style-name="ro1">
          <table:table-cell office:value-type="float" office:value="2170729" calcext:value-type="float">
            <text:p>2170729</text:p>
          </table:table-cell>
        </table:table-row>
        <table:table-row table:style-name="ro1">
          <table:table-cell office:value-type="float" office:value="2042814" calcext:value-type="float">
            <text:p>2042814</text:p>
          </table:table-cell>
        </table:table-row>
        <table:table-row table:style-name="ro1">
          <table:table-cell office:value-type="float" office:value="2095100" calcext:value-type="float">
            <text:p>2095100</text:p>
          </table:table-cell>
        </table:table-row>
        <table:table-row table:style-name="ro1">
          <table:table-cell office:value-type="float" office:value="2005047" calcext:value-type="float">
            <text:p>2005047</text:p>
          </table:table-cell>
        </table:table-row>
        <table:table-row table:style-name="ro1">
          <table:table-cell office:value-type="float" office:value="2020407" calcext:value-type="float">
            <text:p>2020407</text:p>
          </table:table-cell>
        </table:table-row>
        <table:table-row table:style-name="ro1">
          <table:table-cell office:value-type="float" office:value="2000263" calcext:value-type="float">
            <text:p>2000263</text:p>
          </table:table-cell>
        </table:table-row>
        <table:table-row table:style-name="ro1">
          <table:table-cell office:value-type="float" office:value="2629260" calcext:value-type="float">
            <text:p>2629260</text:p>
          </table:table-cell>
        </table:table-row>
        <table:table-row table:style-name="ro1">
          <table:table-cell office:value-type="float" office:value="2752369" calcext:value-type="float">
            <text:p>2752369</text:p>
          </table:table-cell>
        </table:table-row>
        <table:table-row table:style-name="ro1">
          <table:table-cell office:value-type="float" office:value="2147433" calcext:value-type="float">
            <text:p>2147433</text:p>
          </table:table-cell>
        </table:table-row>
        <table:table-row table:style-name="ro1">
          <table:table-cell office:value-type="float" office:value="2147806" calcext:value-type="float">
            <text:p>2147806</text:p>
          </table:table-cell>
        </table:table-row>
        <table:table-row table:style-name="ro1">
          <table:table-cell office:value-type="float" office:value="2024343" calcext:value-type="float">
            <text:p>2024343</text:p>
          </table:table-cell>
        </table:table-row>
        <table:table-row table:style-name="ro1">
          <table:table-cell office:value-type="float" office:value="2121393" calcext:value-type="float">
            <text:p>2121393</text:p>
          </table:table-cell>
        </table:table-row>
        <table:table-row table:style-name="ro1">
          <table:table-cell office:value-type="float" office:value="2282152" calcext:value-type="float">
            <text:p>2282152</text:p>
          </table:table-cell>
        </table:table-row>
        <table:table-row table:style-name="ro1">
          <table:table-cell office:value-type="float" office:value="2215594" calcext:value-type="float">
            <text:p>2215594</text:p>
          </table:table-cell>
        </table:table-row>
        <table:table-row table:style-name="ro1">
          <table:table-cell office:value-type="float" office:value="2029663" calcext:value-type="float">
            <text:p>2029663</text:p>
          </table:table-cell>
        </table:table-row>
        <table:table-row table:style-name="ro1">
          <table:table-cell office:value-type="float" office:value="2238378" calcext:value-type="float">
            <text:p>2238378</text:p>
          </table:table-cell>
        </table:table-row>
        <table:table-row table:style-name="ro1">
          <table:table-cell office:value-type="float" office:value="1979475" calcext:value-type="float">
            <text:p>1979475</text:p>
          </table:table-cell>
        </table:table-row>
        <table:table-row table:style-name="ro1">
          <table:table-cell office:value-type="float" office:value="2053880" calcext:value-type="float">
            <text:p>2053880</text:p>
          </table:table-cell>
        </table:table-row>
        <table:table-row table:style-name="ro1">
          <table:table-cell office:value-type="float" office:value="2065888" calcext:value-type="float">
            <text:p>2065888</text:p>
          </table:table-cell>
        </table:table-row>
        <table:table-row table:style-name="ro1">
          <table:table-cell office:value-type="float" office:value="2071519" calcext:value-type="float">
            <text:p>2071519</text:p>
          </table:table-cell>
        </table:table-row>
        <table:table-row table:style-name="ro1">
          <table:table-cell office:value-type="float" office:value="2067550" calcext:value-type="float">
            <text:p>2067550</text:p>
          </table:table-cell>
        </table:table-row>
        <table:table-row table:style-name="ro1">
          <table:table-cell office:value-type="float" office:value="2000441" calcext:value-type="float">
            <text:p>2000441</text:p>
          </table:table-cell>
        </table:table-row>
        <table:table-row table:style-name="ro1">
          <table:table-cell office:value-type="float" office:value="1827745" calcext:value-type="float">
            <text:p>1827745</text:p>
          </table:table-cell>
        </table:table-row>
        <table:table-row table:style-name="ro1">
          <table:table-cell office:value-type="float" office:value="1861244" calcext:value-type="float">
            <text:p>1861244</text:p>
          </table:table-cell>
        </table:table-row>
        <table:table-row table:style-name="ro1">
          <table:table-cell office:value-type="float" office:value="2013951" calcext:value-type="float">
            <text:p>2013951</text:p>
          </table:table-cell>
        </table:table-row>
        <table:table-row table:style-name="ro1">
          <table:table-cell office:value-type="float" office:value="2084554" calcext:value-type="float">
            <text:p>2084554</text:p>
          </table:table-cell>
        </table:table-row>
        <table:table-row table:style-name="ro1">
          <table:table-cell office:value-type="float" office:value="1975436" calcext:value-type="float">
            <text:p>1975436</text:p>
          </table:table-cell>
        </table:table-row>
        <table:table-row table:style-name="ro1">
          <table:table-cell office:value-type="float" office:value="2092384" calcext:value-type="float">
            <text:p>2092384</text:p>
          </table:table-cell>
        </table:table-row>
        <table:table-row table:style-name="ro1">
          <table:table-cell office:value-type="float" office:value="2106108" calcext:value-type="float">
            <text:p>2106108</text:p>
          </table:table-cell>
        </table:table-row>
        <table:table-row table:style-name="ro1">
          <table:table-cell office:value-type="float" office:value="2739365" calcext:value-type="float">
            <text:p>2739365</text:p>
          </table:table-cell>
        </table:table-row>
        <table:table-row table:style-name="ro1">
          <table:table-cell office:value-type="float" office:value="2540817" calcext:value-type="float">
            <text:p>2540817</text:p>
          </table:table-cell>
        </table:table-row>
        <table:table-row table:style-name="ro1">
          <table:table-cell office:value-type="float" office:value="2123199" calcext:value-type="float">
            <text:p>2123199</text:p>
          </table:table-cell>
        </table:table-row>
        <table:table-row table:style-name="ro1">
          <table:table-cell office:value-type="float" office:value="1980441" calcext:value-type="float">
            <text:p>1980441</text:p>
          </table:table-cell>
        </table:table-row>
        <table:table-row table:style-name="ro1">
          <table:table-cell office:value-type="float" office:value="2034757" calcext:value-type="float">
            <text:p>2034757</text:p>
          </table:table-cell>
        </table:table-row>
        <table:table-row table:style-name="ro1">
          <table:table-cell office:value-type="float" office:value="2198195" calcext:value-type="float">
            <text:p>2198195</text:p>
          </table:table-cell>
        </table:table-row>
        <table:table-row table:style-name="ro1">
          <table:table-cell office:value-type="float" office:value="2231131" calcext:value-type="float">
            <text:p>2231131</text:p>
          </table:table-cell>
        </table:table-row>
        <table:table-row table:style-name="ro1">
          <table:table-cell office:value-type="float" office:value="2023231" calcext:value-type="float">
            <text:p>2023231</text:p>
          </table:table-cell>
        </table:table-row>
        <table:table-row table:style-name="ro1">
          <table:table-cell office:value-type="float" office:value="2135658" calcext:value-type="float">
            <text:p>2135658</text:p>
          </table:table-cell>
        </table:table-row>
        <table:table-row table:style-name="ro1">
          <table:table-cell office:value-type="float" office:value="2041364" calcext:value-type="float">
            <text:p>2041364</text:p>
          </table:table-cell>
        </table:table-row>
        <table:table-row table:style-name="ro1">
          <table:table-cell office:value-type="float" office:value="1945061" calcext:value-type="float">
            <text:p>1945061</text:p>
          </table:table-cell>
        </table:table-row>
        <table:table-row table:style-name="ro1">
          <table:table-cell office:value-type="float" office:value="1933336" calcext:value-type="float">
            <text:p>1933336</text:p>
          </table:table-cell>
        </table:table-row>
        <table:table-row table:style-name="ro1">
          <table:table-cell office:value-type="float" office:value="2863726" calcext:value-type="float">
            <text:p>2863726</text:p>
          </table:table-cell>
        </table:table-row>
        <table:table-row table:style-name="ro1">
          <table:table-cell office:value-type="float" office:value="2593706" calcext:value-type="float">
            <text:p>2593706</text:p>
          </table:table-cell>
        </table:table-row>
        <table:table-row table:style-name="ro1">
          <table:table-cell office:value-type="float" office:value="2120643" calcext:value-type="float">
            <text:p>2120643</text:p>
          </table:table-cell>
        </table:table-row>
        <table:table-row table:style-name="ro1">
          <table:table-cell office:value-type="float" office:value="1967799" calcext:value-type="float">
            <text:p>1967799</text:p>
          </table:table-cell>
        </table:table-row>
        <table:table-row table:style-name="ro1">
          <table:table-cell office:value-type="float" office:value="1965114" calcext:value-type="float">
            <text:p>1965114</text:p>
          </table:table-cell>
        </table:table-row>
        <table:table-row table:style-name="ro1">
          <table:table-cell office:value-type="float" office:value="2090502" calcext:value-type="float">
            <text:p>2090502</text:p>
          </table:table-cell>
        </table:table-row>
        <table:table-row table:style-name="ro1">
          <table:table-cell office:value-type="float" office:value="2502431" calcext:value-type="float">
            <text:p>2502431</text:p>
          </table:table-cell>
        </table:table-row>
        <table:table-row table:style-name="ro1">
          <table:table-cell office:value-type="float" office:value="2248396" calcext:value-type="float">
            <text:p>2248396</text:p>
          </table:table-cell>
        </table:table-row>
        <table:table-row table:style-name="ro1">
          <table:table-cell office:value-type="float" office:value="2591431" calcext:value-type="float">
            <text:p>2591431</text:p>
          </table:table-cell>
        </table:table-row>
        <table:table-row table:style-name="ro1">
          <table:table-cell office:value-type="float" office:value="2544318" calcext:value-type="float">
            <text:p>2544318</text:p>
          </table:table-cell>
        </table:table-row>
        <table:table-row table:style-name="ro1">
          <table:table-cell office:value-type="float" office:value="1972848" calcext:value-type="float">
            <text:p>1972848</text:p>
          </table:table-cell>
        </table:table-row>
        <table:table-row table:style-name="ro1">
          <table:table-cell office:value-type="float" office:value="1943550" calcext:value-type="float">
            <text:p>1943550</text:p>
          </table:table-cell>
        </table:table-row>
        <table:table-row table:style-name="ro1">
          <table:table-cell office:value-type="float" office:value="1925981" calcext:value-type="float">
            <text:p>1925981</text:p>
          </table:table-cell>
        </table:table-row>
        <table:table-row table:style-name="ro1">
          <table:table-cell office:value-type="float" office:value="1992471" calcext:value-type="float">
            <text:p>1992471</text:p>
          </table:table-cell>
        </table:table-row>
        <table:table-row table:style-name="ro1">
          <table:table-cell office:value-type="float" office:value="1951243" calcext:value-type="float">
            <text:p>1951243</text:p>
          </table:table-cell>
        </table:table-row>
        <table:table-row table:style-name="ro1">
          <table:table-cell office:value-type="float" office:value="2418347" calcext:value-type="float">
            <text:p>2418347</text:p>
          </table:table-cell>
        </table:table-row>
        <table:table-row table:style-name="ro1">
          <table:table-cell office:value-type="float" office:value="2878262" calcext:value-type="float">
            <text:p>2878262</text:p>
          </table:table-cell>
        </table:table-row>
        <table:table-row table:style-name="ro1">
          <table:table-cell office:value-type="float" office:value="2170392" calcext:value-type="float">
            <text:p>2170392</text:p>
          </table:table-cell>
        </table:table-row>
        <table:table-row table:style-name="ro1">
          <table:table-cell office:value-type="float" office:value="2206929" calcext:value-type="float">
            <text:p>2206929</text:p>
          </table:table-cell>
        </table:table-row>
        <table:table-row table:style-name="ro1">
          <table:table-cell office:value-type="float" office:value="1962797" calcext:value-type="float">
            <text:p>1962797</text:p>
          </table:table-cell>
        </table:table-row>
        <table:table-row table:style-name="ro1">
          <table:table-cell office:value-type="float" office:value="2061242" calcext:value-type="float">
            <text:p>2061242</text:p>
          </table:table-cell>
        </table:table-row>
        <table:table-row table:style-name="ro1">
          <table:table-cell office:value-type="float" office:value="2246495" calcext:value-type="float">
            <text:p>2246495</text:p>
          </table:table-cell>
        </table:table-row>
        <table:table-row table:style-name="ro1">
          <table:table-cell office:value-type="float" office:value="1985957" calcext:value-type="float">
            <text:p>1985957</text:p>
          </table:table-cell>
        </table:table-row>
        <table:table-row table:style-name="ro1">
          <table:table-cell office:value-type="float" office:value="2081499" calcext:value-type="float">
            <text:p>2081499</text:p>
          </table:table-cell>
        </table:table-row>
        <table:table-row table:style-name="ro1">
          <table:table-cell office:value-type="float" office:value="2302342" calcext:value-type="float">
            <text:p>2302342</text:p>
          </table:table-cell>
        </table:table-row>
        <table:table-row table:style-name="ro1">
          <table:table-cell office:value-type="float" office:value="2337756" calcext:value-type="float">
            <text:p>2337756</text:p>
          </table:table-cell>
        </table:table-row>
        <table:table-row table:style-name="ro1">
          <table:table-cell office:value-type="float" office:value="1992257" calcext:value-type="float">
            <text:p>1992257</text:p>
          </table:table-cell>
        </table:table-row>
        <table:table-row table:style-name="ro1">
          <table:table-cell office:value-type="float" office:value="2259073" calcext:value-type="float">
            <text:p>2259073</text:p>
          </table:table-cell>
        </table:table-row>
        <table:table-row table:style-name="ro1">
          <table:table-cell office:value-type="float" office:value="2066115" calcext:value-type="float">
            <text:p>2066115</text:p>
          </table:table-cell>
        </table:table-row>
        <table:table-row table:style-name="ro1">
          <table:table-cell office:value-type="float" office:value="2032889" calcext:value-type="float">
            <text:p>2032889</text:p>
          </table:table-cell>
        </table:table-row>
        <table:table-row table:style-name="ro1">
          <table:table-cell office:value-type="float" office:value="2222396" calcext:value-type="float">
            <text:p>2222396</text:p>
          </table:table-cell>
        </table:table-row>
        <table:table-row table:style-name="ro1">
          <table:table-cell office:value-type="float" office:value="2144523" calcext:value-type="float">
            <text:p>2144523</text:p>
          </table:table-cell>
        </table:table-row>
        <table:table-row table:style-name="ro1">
          <table:table-cell office:value-type="float" office:value="2327534" calcext:value-type="float">
            <text:p>2327534</text:p>
          </table:table-cell>
        </table:table-row>
        <table:table-row table:style-name="ro1">
          <table:table-cell office:value-type="float" office:value="2097551" calcext:value-type="float">
            <text:p>2097551</text:p>
          </table:table-cell>
        </table:table-row>
        <table:table-row table:style-name="ro1">
          <table:table-cell office:value-type="float" office:value="2218592" calcext:value-type="float">
            <text:p>2218592</text:p>
          </table:table-cell>
        </table:table-row>
        <table:table-row table:style-name="ro1">
          <table:table-cell office:value-type="float" office:value="2147269" calcext:value-type="float">
            <text:p>2147269</text:p>
          </table:table-cell>
        </table:table-row>
        <table:table-row table:style-name="ro1">
          <table:table-cell office:value-type="float" office:value="1960933" calcext:value-type="float">
            <text:p>1960933</text:p>
          </table:table-cell>
        </table:table-row>
        <table:table-row table:style-name="ro1">
          <table:table-cell office:value-type="float" office:value="1993438" calcext:value-type="float">
            <text:p>1993438</text:p>
          </table:table-cell>
        </table:table-row>
        <table:table-row table:style-name="ro1">
          <table:table-cell office:value-type="float" office:value="2204500" calcext:value-type="float">
            <text:p>2204500</text:p>
          </table:table-cell>
        </table:table-row>
        <table:table-row table:style-name="ro1">
          <table:table-cell office:value-type="float" office:value="2040382" calcext:value-type="float">
            <text:p>2040382</text:p>
          </table:table-cell>
        </table:table-row>
        <table:table-row table:style-name="ro1">
          <table:table-cell office:value-type="float" office:value="2011421" calcext:value-type="float">
            <text:p>2011421</text:p>
          </table:table-cell>
        </table:table-row>
        <table:table-row table:style-name="ro1">
          <table:table-cell office:value-type="float" office:value="2144637" calcext:value-type="float">
            <text:p>2144637</text:p>
          </table:table-cell>
        </table:table-row>
        <table:table-row table:style-name="ro1">
          <table:table-cell office:value-type="float" office:value="2194634" calcext:value-type="float">
            <text:p>2194634</text:p>
          </table:table-cell>
        </table:table-row>
        <table:table-row table:style-name="ro1">
          <table:table-cell office:value-type="float" office:value="2054617" calcext:value-type="float">
            <text:p>2054617</text:p>
          </table:table-cell>
        </table:table-row>
        <table:table-row table:style-name="ro1">
          <table:table-cell office:value-type="float" office:value="2035927" calcext:value-type="float">
            <text:p>2035927</text:p>
          </table:table-cell>
        </table:table-row>
        <table:table-row table:style-name="ro1">
          <table:table-cell office:value-type="float" office:value="2222990" calcext:value-type="float">
            <text:p>2222990</text:p>
          </table:table-cell>
        </table:table-row>
        <table:table-row table:style-name="ro1">
          <table:table-cell office:value-type="float" office:value="2093576" calcext:value-type="float">
            <text:p>2093576</text:p>
          </table:table-cell>
        </table:table-row>
        <table:table-row table:style-name="ro1">
          <table:table-cell office:value-type="float" office:value="1980303" calcext:value-type="float">
            <text:p>1980303</text:p>
          </table:table-cell>
        </table:table-row>
        <table:table-row table:style-name="ro1">
          <table:table-cell office:value-type="float" office:value="2224931" calcext:value-type="float">
            <text:p>2224931</text:p>
          </table:table-cell>
        </table:table-row>
        <table:table-row table:style-name="ro1">
          <table:table-cell office:value-type="float" office:value="2235060" calcext:value-type="float">
            <text:p>2235060</text:p>
          </table:table-cell>
        </table:table-row>
        <table:table-row table:style-name="ro1">
          <table:table-cell office:value-type="float" office:value="2011610" calcext:value-type="float">
            <text:p>2011610</text:p>
          </table:table-cell>
        </table:table-row>
        <table:table-row table:style-name="ro1">
          <table:table-cell office:value-type="float" office:value="2154828" calcext:value-type="float">
            <text:p>2154828</text:p>
          </table:table-cell>
        </table:table-row>
        <table:table-row table:style-name="ro1">
          <table:table-cell office:value-type="float" office:value="2151304" calcext:value-type="float">
            <text:p>2151304</text:p>
          </table:table-cell>
        </table:table-row>
        <table:table-row table:style-name="ro1">
          <table:table-cell office:value-type="float" office:value="2046142" calcext:value-type="float">
            <text:p>2046142</text:p>
          </table:table-cell>
        </table:table-row>
        <table:table-row table:style-name="ro1">
          <table:table-cell office:value-type="float" office:value="2060474" calcext:value-type="float">
            <text:p>2060474</text:p>
          </table:table-cell>
        </table:table-row>
        <table:table-row table:style-name="ro1">
          <table:table-cell office:value-type="float" office:value="2131520" calcext:value-type="float">
            <text:p>2131520</text:p>
          </table:table-cell>
        </table:table-row>
        <table:table-row table:style-name="ro1">
          <table:table-cell office:value-type="float" office:value="2144403" calcext:value-type="float">
            <text:p>2144403</text:p>
          </table:table-cell>
        </table:table-row>
        <table:table-row table:style-name="ro1">
          <table:table-cell office:value-type="float" office:value="1951821" calcext:value-type="float">
            <text:p>1951821</text:p>
          </table:table-cell>
        </table:table-row>
        <table:table-row table:style-name="ro1">
          <table:table-cell office:value-type="float" office:value="1934997" calcext:value-type="float">
            <text:p>1934997</text:p>
          </table:table-cell>
        </table:table-row>
        <table:table-row table:style-name="ro1">
          <table:table-cell office:value-type="float" office:value="2335443" calcext:value-type="float">
            <text:p>2335443</text:p>
          </table:table-cell>
        </table:table-row>
        <table:table-row table:style-name="ro1">
          <table:table-cell office:value-type="float" office:value="2125477" calcext:value-type="float">
            <text:p>2125477</text:p>
          </table:table-cell>
        </table:table-row>
        <table:table-row table:style-name="ro1">
          <table:table-cell office:value-type="float" office:value="2200586" calcext:value-type="float">
            <text:p>2200586</text:p>
          </table:table-cell>
        </table:table-row>
        <table:table-row table:style-name="ro1">
          <table:table-cell office:value-type="float" office:value="2047949" calcext:value-type="float">
            <text:p>2047949</text:p>
          </table:table-cell>
        </table:table-row>
        <table:table-row table:style-name="ro1">
          <table:table-cell office:value-type="float" office:value="2148729" calcext:value-type="float">
            <text:p>2148729</text:p>
          </table:table-cell>
        </table:table-row>
        <table:table-row table:style-name="ro1">
          <table:table-cell office:value-type="float" office:value="2042508" calcext:value-type="float">
            <text:p>2042508</text:p>
          </table:table-cell>
        </table:table-row>
        <table:table-row table:style-name="ro1">
          <table:table-cell office:value-type="float" office:value="2010349" calcext:value-type="float">
            <text:p>2010349</text:p>
          </table:table-cell>
        </table:table-row>
        <table:table-row table:style-name="ro1">
          <table:table-cell office:value-type="float" office:value="2319709" calcext:value-type="float">
            <text:p>2319709</text:p>
          </table:table-cell>
        </table:table-row>
        <table:table-row table:style-name="ro1">
          <table:table-cell office:value-type="float" office:value="2290650" calcext:value-type="float">
            <text:p>2290650</text:p>
          </table:table-cell>
        </table:table-row>
        <table:table-row table:style-name="ro1">
          <table:table-cell office:value-type="float" office:value="2043245" calcext:value-type="float">
            <text:p>2043245</text:p>
          </table:table-cell>
        </table:table-row>
        <table:table-row table:style-name="ro1">
          <table:table-cell office:value-type="float" office:value="2110134" calcext:value-type="float">
            <text:p>2110134</text:p>
          </table:table-cell>
        </table:table-row>
        <table:table-row table:style-name="ro1">
          <table:table-cell office:value-type="float" office:value="2449036" calcext:value-type="float">
            <text:p>2449036</text:p>
          </table:table-cell>
        </table:table-row>
        <table:table-row table:style-name="ro1">
          <table:table-cell office:value-type="float" office:value="1972079" calcext:value-type="float">
            <text:p>1972079</text:p>
          </table:table-cell>
        </table:table-row>
        <table:table-row table:style-name="ro1">
          <table:table-cell office:value-type="float" office:value="2011623" calcext:value-type="float">
            <text:p>2011623</text:p>
          </table:table-cell>
        </table:table-row>
        <table:table-row table:style-name="ro1">
          <table:table-cell office:value-type="float" office:value="2294881" calcext:value-type="float">
            <text:p>2294881</text:p>
          </table:table-cell>
        </table:table-row>
        <table:table-row table:style-name="ro1">
          <table:table-cell office:value-type="float" office:value="2121438" calcext:value-type="float">
            <text:p>2121438</text:p>
          </table:table-cell>
        </table:table-row>
        <table:table-row table:style-name="ro1">
          <table:table-cell office:value-type="float" office:value="1996375" calcext:value-type="float">
            <text:p>1996375</text:p>
          </table:table-cell>
        </table:table-row>
        <table:table-row table:style-name="ro1">
          <table:table-cell office:value-type="float" office:value="2142186" calcext:value-type="float">
            <text:p>2142186</text:p>
          </table:table-cell>
        </table:table-row>
        <table:table-row table:style-name="ro1">
          <table:table-cell office:value-type="float" office:value="2217491" calcext:value-type="float">
            <text:p>2217491</text:p>
          </table:table-cell>
        </table:table-row>
        <table:table-row table:style-name="ro1">
          <table:table-cell office:value-type="float" office:value="1935456" calcext:value-type="float">
            <text:p>1935456</text:p>
          </table:table-cell>
        </table:table-row>
        <table:table-row table:style-name="ro1">
          <table:table-cell office:value-type="float" office:value="2008410" calcext:value-type="float">
            <text:p>2008410</text:p>
          </table:table-cell>
        </table:table-row>
        <table:table-row table:style-name="ro1">
          <table:table-cell office:value-type="float" office:value="2394819" calcext:value-type="float">
            <text:p>2394819</text:p>
          </table:table-cell>
        </table:table-row>
        <table:table-row table:style-name="ro1">
          <table:table-cell office:value-type="float" office:value="2161578" calcext:value-type="float">
            <text:p>2161578</text:p>
          </table:table-cell>
        </table:table-row>
        <table:table-row table:style-name="ro1">
          <table:table-cell office:value-type="float" office:value="1914039" calcext:value-type="float">
            <text:p>1914039</text:p>
          </table:table-cell>
        </table:table-row>
        <table:table-row table:style-name="ro1">
          <table:table-cell office:value-type="float" office:value="2191819" calcext:value-type="float">
            <text:p>2191819</text:p>
          </table:table-cell>
        </table:table-row>
        <table:table-row table:style-name="ro1">
          <table:table-cell office:value-type="float" office:value="2139930" calcext:value-type="float">
            <text:p>2139930</text:p>
          </table:table-cell>
        </table:table-row>
        <table:table-row table:style-name="ro1">
          <table:table-cell office:value-type="float" office:value="2095451" calcext:value-type="float">
            <text:p>2095451</text:p>
          </table:table-cell>
        </table:table-row>
        <table:table-row table:style-name="ro1">
          <table:table-cell office:value-type="float" office:value="2039488" calcext:value-type="float">
            <text:p>2039488</text:p>
          </table:table-cell>
        </table:table-row>
        <table:table-row table:style-name="ro1">
          <table:table-cell office:value-type="float" office:value="2162684" calcext:value-type="float">
            <text:p>2162684</text:p>
          </table:table-cell>
        </table:table-row>
        <table:table-row table:style-name="ro1">
          <table:table-cell office:value-type="float" office:value="2168079" calcext:value-type="float">
            <text:p>2168079</text:p>
          </table:table-cell>
        </table:table-row>
        <table:table-row table:style-name="ro1">
          <table:table-cell office:value-type="float" office:value="2167122" calcext:value-type="float">
            <text:p>2167122</text:p>
          </table:table-cell>
        </table:table-row>
        <table:table-row table:style-name="ro1">
          <table:table-cell office:value-type="float" office:value="2062236" calcext:value-type="float">
            <text:p>2062236</text:p>
          </table:table-cell>
        </table:table-row>
        <table:table-row table:style-name="ro1">
          <table:table-cell office:value-type="float" office:value="2148908" calcext:value-type="float">
            <text:p>2148908</text:p>
          </table:table-cell>
        </table:table-row>
        <table:table-row table:style-name="ro1">
          <table:table-cell office:value-type="float" office:value="1964193" calcext:value-type="float">
            <text:p>1964193</text:p>
          </table:table-cell>
        </table:table-row>
        <table:table-row table:style-name="ro1">
          <table:table-cell office:value-type="float" office:value="2192234" calcext:value-type="float">
            <text:p>2192234</text:p>
          </table:table-cell>
        </table:table-row>
        <table:table-row table:style-name="ro1">
          <table:table-cell office:value-type="float" office:value="2289358" calcext:value-type="float">
            <text:p>2289358</text:p>
          </table:table-cell>
        </table:table-row>
        <table:table-row table:style-name="ro1">
          <table:table-cell office:value-type="float" office:value="2054967" calcext:value-type="float">
            <text:p>2054967</text:p>
          </table:table-cell>
        </table:table-row>
        <table:table-row table:style-name="ro1">
          <table:table-cell office:value-type="float" office:value="2237875" calcext:value-type="float">
            <text:p>2237875</text:p>
          </table:table-cell>
        </table:table-row>
        <table:table-row table:style-name="ro1">
          <table:table-cell office:value-type="float" office:value="2071706" calcext:value-type="float">
            <text:p>2071706</text:p>
          </table:table-cell>
        </table:table-row>
        <table:table-row table:style-name="ro1">
          <table:table-cell office:value-type="float" office:value="2243791" calcext:value-type="float">
            <text:p>2243791</text:p>
          </table:table-cell>
        </table:table-row>
        <table:table-row table:style-name="ro1">
          <table:table-cell office:value-type="float" office:value="2082522" calcext:value-type="float">
            <text:p>2082522</text:p>
          </table:table-cell>
        </table:table-row>
        <table:table-row table:style-name="ro1">
          <table:table-cell office:value-type="float" office:value="2007957" calcext:value-type="float">
            <text:p>2007957</text:p>
          </table:table-cell>
        </table:table-row>
        <table:table-row table:style-name="ro1">
          <table:table-cell office:value-type="float" office:value="2224523" calcext:value-type="float">
            <text:p>2224523</text:p>
          </table:table-cell>
        </table:table-row>
        <table:table-row table:style-name="ro1">
          <table:table-cell office:value-type="float" office:value="2341119" calcext:value-type="float">
            <text:p>2341119</text:p>
          </table:table-cell>
        </table:table-row>
        <table:table-row table:style-name="ro1">
          <table:table-cell office:value-type="float" office:value="1999957" calcext:value-type="float">
            <text:p>1999957</text:p>
          </table:table-cell>
        </table:table-row>
        <table:table-row table:style-name="ro1">
          <table:table-cell office:value-type="float" office:value="2227707" calcext:value-type="float">
            <text:p>2227707</text:p>
          </table:table-cell>
        </table:table-row>
        <table:table-row table:style-name="ro1">
          <table:table-cell office:value-type="float" office:value="2158475" calcext:value-type="float">
            <text:p>2158475</text:p>
          </table:table-cell>
        </table:table-row>
        <table:table-row table:style-name="ro1">
          <table:table-cell office:value-type="float" office:value="2078885" calcext:value-type="float">
            <text:p>2078885</text:p>
          </table:table-cell>
        </table:table-row>
        <table:table-row table:style-name="ro1">
          <table:table-cell office:value-type="float" office:value="2028383" calcext:value-type="float">
            <text:p>2028383</text:p>
          </table:table-cell>
        </table:table-row>
        <table:table-row table:style-name="ro1">
          <table:table-cell office:value-type="float" office:value="2456297" calcext:value-type="float">
            <text:p>2456297</text:p>
          </table:table-cell>
        </table:table-row>
        <table:table-row table:style-name="ro1">
          <table:table-cell office:value-type="float" office:value="2020190" calcext:value-type="float">
            <text:p>2020190</text:p>
          </table:table-cell>
        </table:table-row>
        <table:table-row table:style-name="ro1">
          <table:table-cell office:value-type="float" office:value="1963404" calcext:value-type="float">
            <text:p>1963404</text:p>
          </table:table-cell>
        </table:table-row>
        <table:table-row table:style-name="ro1">
          <table:table-cell office:value-type="float" office:value="2050740" calcext:value-type="float">
            <text:p>2050740</text:p>
          </table:table-cell>
        </table:table-row>
        <table:table-row table:style-name="ro1">
          <table:table-cell office:value-type="float" office:value="2138831" calcext:value-type="float">
            <text:p>2138831</text:p>
          </table:table-cell>
        </table:table-row>
        <table:table-row table:style-name="ro1">
          <table:table-cell office:value-type="float" office:value="1947102" calcext:value-type="float">
            <text:p>1947102</text:p>
          </table:table-cell>
        </table:table-row>
        <table:table-row table:style-name="ro1">
          <table:table-cell office:value-type="float" office:value="2091679" calcext:value-type="float">
            <text:p>2091679</text:p>
          </table:table-cell>
        </table:table-row>
        <table:table-row table:style-name="ro1">
          <table:table-cell office:value-type="float" office:value="2177034" calcext:value-type="float">
            <text:p>2177034</text:p>
          </table:table-cell>
        </table:table-row>
        <table:table-row table:style-name="ro1">
          <table:table-cell office:value-type="float" office:value="2144529" calcext:value-type="float">
            <text:p>2144529</text:p>
          </table:table-cell>
        </table:table-row>
        <table:table-row table:style-name="ro1">
          <table:table-cell office:value-type="float" office:value="2318088" calcext:value-type="float">
            <text:p>2318088</text:p>
          </table:table-cell>
        </table:table-row>
        <table:table-row table:style-name="ro1">
          <table:table-cell office:value-type="float" office:value="2068950" calcext:value-type="float">
            <text:p>2068950</text:p>
          </table:table-cell>
        </table:table-row>
        <table:table-row table:style-name="ro1">
          <table:table-cell office:value-type="float" office:value="2104532" calcext:value-type="float">
            <text:p>2104532</text:p>
          </table:table-cell>
        </table:table-row>
        <table:table-row table:style-name="ro1">
          <table:table-cell office:value-type="float" office:value="2038371" calcext:value-type="float">
            <text:p>2038371</text:p>
          </table:table-cell>
        </table:table-row>
        <table:table-row table:style-name="ro1">
          <table:table-cell office:value-type="float" office:value="2032526" calcext:value-type="float">
            <text:p>2032526</text:p>
          </table:table-cell>
        </table:table-row>
        <table:table-row table:style-name="ro1">
          <table:table-cell office:value-type="float" office:value="2130389" calcext:value-type="float">
            <text:p>2130389</text:p>
          </table:table-cell>
        </table:table-row>
        <table:table-row table:style-name="ro1">
          <table:table-cell office:value-type="float" office:value="2131373" calcext:value-type="float">
            <text:p>2131373</text:p>
          </table:table-cell>
        </table:table-row>
        <table:table-row table:style-name="ro1">
          <table:table-cell office:value-type="float" office:value="1920721" calcext:value-type="float">
            <text:p>1920721</text:p>
          </table:table-cell>
        </table:table-row>
        <table:table-row table:style-name="ro1">
          <table:table-cell office:value-type="float" office:value="2289532" calcext:value-type="float">
            <text:p>2289532</text:p>
          </table:table-cell>
        </table:table-row>
        <table:table-row table:style-name="ro1">
          <table:table-cell office:value-type="float" office:value="2220766" calcext:value-type="float">
            <text:p>2220766</text:p>
          </table:table-cell>
        </table:table-row>
        <table:table-row table:style-name="ro1">
          <table:table-cell office:value-type="float" office:value="2076188" calcext:value-type="float">
            <text:p>2076188</text:p>
          </table:table-cell>
        </table:table-row>
        <table:table-row table:style-name="ro1">
          <table:table-cell office:value-type="float" office:value="1991057" calcext:value-type="float">
            <text:p>1991057</text:p>
          </table:table-cell>
        </table:table-row>
        <table:table-row table:style-name="ro1">
          <table:table-cell office:value-type="float" office:value="2262116" calcext:value-type="float">
            <text:p>2262116</text:p>
          </table:table-cell>
        </table:table-row>
        <table:table-row table:style-name="ro1">
          <table:table-cell office:value-type="float" office:value="2183352" calcext:value-type="float">
            <text:p>2183352</text:p>
          </table:table-cell>
        </table:table-row>
        <table:table-row table:style-name="ro1">
          <table:table-cell office:value-type="float" office:value="2182346" calcext:value-type="float">
            <text:p>2182346</text:p>
          </table:table-cell>
        </table:table-row>
        <table:table-row table:style-name="ro1">
          <table:table-cell office:value-type="float" office:value="2105677" calcext:value-type="float">
            <text:p>2105677</text:p>
          </table:table-cell>
        </table:table-row>
        <table:table-row table:style-name="ro1">
          <table:table-cell office:value-type="float" office:value="2400182" calcext:value-type="float">
            <text:p>2400182</text:p>
          </table:table-cell>
        </table:table-row>
        <table:table-row table:style-name="ro1">
          <table:table-cell office:value-type="float" office:value="2028756" calcext:value-type="float">
            <text:p>2028756</text:p>
          </table:table-cell>
        </table:table-row>
        <table:table-row table:style-name="ro1">
          <table:table-cell office:value-type="float" office:value="2008814" calcext:value-type="float">
            <text:p>2008814</text:p>
          </table:table-cell>
        </table:table-row>
        <table:table-row table:style-name="ro1">
          <table:table-cell office:value-type="float" office:value="2173326" calcext:value-type="float">
            <text:p>2173326</text:p>
          </table:table-cell>
        </table:table-row>
        <table:table-row table:style-name="ro1">
          <table:table-cell office:value-type="float" office:value="2220998" calcext:value-type="float">
            <text:p>2220998</text:p>
          </table:table-cell>
        </table:table-row>
        <table:table-row table:style-name="ro1">
          <table:table-cell office:value-type="float" office:value="2149872" calcext:value-type="float">
            <text:p>2149872</text:p>
          </table:table-cell>
        </table:table-row>
        <table:table-row table:style-name="ro1">
          <table:table-cell office:value-type="float" office:value="2077568" calcext:value-type="float">
            <text:p>2077568</text:p>
          </table:table-cell>
        </table:table-row>
        <table:table-row table:style-name="ro1">
          <table:table-cell office:value-type="float" office:value="2438241" calcext:value-type="float">
            <text:p>2438241</text:p>
          </table:table-cell>
        </table:table-row>
        <table:table-row table:style-name="ro1">
          <table:table-cell office:value-type="float" office:value="2274222" calcext:value-type="float">
            <text:p>2274222</text:p>
          </table:table-cell>
        </table:table-row>
        <table:table-row table:style-name="ro1">
          <table:table-cell office:value-type="float" office:value="2478484" calcext:value-type="float">
            <text:p>2478484</text:p>
          </table:table-cell>
        </table:table-row>
        <table:table-row table:style-name="ro1">
          <table:table-cell office:value-type="float" office:value="2394744" calcext:value-type="float">
            <text:p>2394744</text:p>
          </table:table-cell>
        </table:table-row>
        <table:table-row table:style-name="ro1">
          <table:table-cell office:value-type="float" office:value="2073234" calcext:value-type="float">
            <text:p>2073234</text:p>
          </table:table-cell>
        </table:table-row>
        <table:table-row table:style-name="ro1">
          <table:table-cell office:value-type="float" office:value="2067075" calcext:value-type="float">
            <text:p>2067075</text:p>
          </table:table-cell>
        </table:table-row>
        <table:table-row table:style-name="ro1">
          <table:table-cell office:value-type="float" office:value="2152458" calcext:value-type="float">
            <text:p>2152458</text:p>
          </table:table-cell>
        </table:table-row>
        <table:table-row table:style-name="ro1">
          <table:table-cell office:value-type="float" office:value="1999658" calcext:value-type="float">
            <text:p>1999658</text:p>
          </table:table-cell>
        </table:table-row>
        <table:table-row table:style-name="ro1">
          <table:table-cell office:value-type="float" office:value="1955942" calcext:value-type="float">
            <text:p>1955942</text:p>
          </table:table-cell>
        </table:table-row>
        <table:table-row table:style-name="ro1">
          <table:table-cell office:value-type="float" office:value="2161783" calcext:value-type="float">
            <text:p>2161783</text:p>
          </table:table-cell>
        </table:table-row>
        <table:table-row table:style-name="ro1">
          <table:table-cell office:value-type="float" office:value="2343879" calcext:value-type="float">
            <text:p>2343879</text:p>
          </table:table-cell>
        </table:table-row>
        <table:table-row table:style-name="ro1">
          <table:table-cell office:value-type="float" office:value="2137004" calcext:value-type="float">
            <text:p>2137004</text:p>
          </table:table-cell>
        </table:table-row>
        <table:table-row table:style-name="ro1">
          <table:table-cell office:value-type="float" office:value="2043701" calcext:value-type="float">
            <text:p>2043701</text:p>
          </table:table-cell>
        </table:table-row>
        <table:table-row table:style-name="ro1">
          <table:table-cell office:value-type="float" office:value="2252280" calcext:value-type="float">
            <text:p>2252280</text:p>
          </table:table-cell>
        </table:table-row>
        <table:table-row table:style-name="ro1">
          <table:table-cell office:value-type="float" office:value="2024652" calcext:value-type="float">
            <text:p>2024652</text:p>
          </table:table-cell>
        </table:table-row>
        <table:table-row table:style-name="ro1">
          <table:table-cell office:value-type="float" office:value="2168309" calcext:value-type="float">
            <text:p>2168309</text:p>
          </table:table-cell>
        </table:table-row>
        <table:table-row table:style-name="ro1">
          <table:table-cell office:value-type="float" office:value="2180070" calcext:value-type="float">
            <text:p>2180070</text:p>
          </table:table-cell>
        </table:table-row>
        <table:table-row table:style-name="ro1">
          <table:table-cell office:value-type="float" office:value="2179224" calcext:value-type="float">
            <text:p>2179224</text:p>
          </table:table-cell>
        </table:table-row>
        <table:table-row table:style-name="ro1">
          <table:table-cell office:value-type="float" office:value="2042009" calcext:value-type="float">
            <text:p>2042009</text:p>
          </table:table-cell>
        </table:table-row>
        <table:table-row table:style-name="ro1">
          <table:table-cell office:value-type="float" office:value="2178107" calcext:value-type="float">
            <text:p>2178107</text:p>
          </table:table-cell>
        </table:table-row>
        <table:table-row table:style-name="ro1">
          <table:table-cell office:value-type="float" office:value="2155070" calcext:value-type="float">
            <text:p>2155070</text:p>
          </table:table-cell>
        </table:table-row>
        <table:table-row table:style-name="ro1">
          <table:table-cell office:value-type="float" office:value="2159301" calcext:value-type="float">
            <text:p>2159301</text:p>
          </table:table-cell>
        </table:table-row>
        <table:table-row table:style-name="ro1">
          <table:table-cell office:value-type="float" office:value="2009067" calcext:value-type="float">
            <text:p>2009067</text:p>
          </table:table-cell>
        </table:table-row>
        <table:table-row table:style-name="ro1">
          <table:table-cell office:value-type="float" office:value="2215942" calcext:value-type="float">
            <text:p>2215942</text:p>
          </table:table-cell>
        </table:table-row>
        <table:table-row table:style-name="ro1">
          <table:table-cell office:value-type="float" office:value="2169066" calcext:value-type="float">
            <text:p>2169066</text:p>
          </table:table-cell>
        </table:table-row>
        <table:table-row table:style-name="ro1">
          <table:table-cell office:value-type="float" office:value="2142242" calcext:value-type="float">
            <text:p>2142242</text:p>
          </table:table-cell>
        </table:table-row>
        <table:table-row table:style-name="ro1">
          <table:table-cell office:value-type="float" office:value="2052260" calcext:value-type="float">
            <text:p>2052260</text:p>
          </table:table-cell>
        </table:table-row>
        <table:table-row table:style-name="ro1">
          <table:table-cell office:value-type="float" office:value="2397986" calcext:value-type="float">
            <text:p>2397986</text:p>
          </table:table-cell>
        </table:table-row>
        <table:table-row table:style-name="ro1">
          <table:table-cell office:value-type="float" office:value="2220037" calcext:value-type="float">
            <text:p>2220037</text:p>
          </table:table-cell>
        </table:table-row>
        <table:table-row table:style-name="ro1">
          <table:table-cell office:value-type="float" office:value="1931986" calcext:value-type="float">
            <text:p>1931986</text:p>
          </table:table-cell>
        </table:table-row>
        <table:table-row table:style-name="ro1">
          <table:table-cell office:value-type="float" office:value="2130286" calcext:value-type="float">
            <text:p>2130286</text:p>
          </table:table-cell>
        </table:table-row>
        <table:table-row table:style-name="ro1">
          <table:table-cell office:value-type="float" office:value="2202464" calcext:value-type="float">
            <text:p>2202464</text:p>
          </table:table-cell>
        </table:table-row>
        <table:table-row table:style-name="ro1">
          <table:table-cell office:value-type="float" office:value="2019614" calcext:value-type="float">
            <text:p>2019614</text:p>
          </table:table-cell>
        </table:table-row>
        <table:table-row table:style-name="ro1">
          <table:table-cell office:value-type="float" office:value="2052167" calcext:value-type="float">
            <text:p>2052167</text:p>
          </table:table-cell>
        </table:table-row>
        <table:table-row table:style-name="ro1">
          <table:table-cell office:value-type="float" office:value="1963944" calcext:value-type="float">
            <text:p>1963944</text:p>
          </table:table-cell>
        </table:table-row>
        <table:table-row table:style-name="ro1">
          <table:table-cell office:value-type="float" office:value="2052813" calcext:value-type="float">
            <text:p>2052813</text:p>
          </table:table-cell>
        </table:table-row>
        <table:table-row table:style-name="ro1">
          <table:table-cell office:value-type="float" office:value="1994081" calcext:value-type="float">
            <text:p>1994081</text:p>
          </table:table-cell>
        </table:table-row>
        <table:table-row table:style-name="ro1">
          <table:table-cell office:value-type="float" office:value="2482524" calcext:value-type="float">
            <text:p>2482524</text:p>
          </table:table-cell>
        </table:table-row>
        <table:table-row table:style-name="ro1">
          <table:table-cell office:value-type="float" office:value="2706240" calcext:value-type="float">
            <text:p>2706240</text:p>
          </table:table-cell>
        </table:table-row>
        <table:table-row table:style-name="ro1">
          <table:table-cell office:value-type="float" office:value="2144865" calcext:value-type="float">
            <text:p>2144865</text:p>
          </table:table-cell>
        </table:table-row>
        <table:table-row table:style-name="ro1">
          <table:table-cell office:value-type="float" office:value="2157251" calcext:value-type="float">
            <text:p>2157251</text:p>
          </table:table-cell>
        </table:table-row>
        <table:table-row table:style-name="ro1">
          <table:table-cell office:value-type="float" office:value="1982082" calcext:value-type="float">
            <text:p>1982082</text:p>
          </table:table-cell>
        </table:table-row>
        <table:table-row table:style-name="ro1">
          <table:table-cell office:value-type="float" office:value="2285342" calcext:value-type="float">
            <text:p>2285342</text:p>
          </table:table-cell>
        </table:table-row>
        <table:table-row table:style-name="ro1">
          <table:table-cell office:value-type="float" office:value="2166216" calcext:value-type="float">
            <text:p>2166216</text:p>
          </table:table-cell>
        </table:table-row>
        <table:table-row table:style-name="ro1">
          <table:table-cell office:value-type="float" office:value="1975066" calcext:value-type="float">
            <text:p>1975066</text:p>
          </table:table-cell>
        </table:table-row>
        <table:table-row table:style-name="ro1">
          <table:table-cell office:value-type="float" office:value="2096981" calcext:value-type="float">
            <text:p>2096981</text:p>
          </table:table-cell>
        </table:table-row>
        <table:table-row table:style-name="ro1">
          <table:table-cell office:value-type="float" office:value="2371067" calcext:value-type="float">
            <text:p>2371067</text:p>
          </table:table-cell>
        </table:table-row>
        <table:table-row table:style-name="ro1">
          <table:table-cell office:value-type="float" office:value="2026213" calcext:value-type="float">
            <text:p>2026213</text:p>
          </table:table-cell>
        </table:table-row>
        <table:table-row table:style-name="ro1">
          <table:table-cell office:value-type="float" office:value="1973444" calcext:value-type="float">
            <text:p>1973444</text:p>
          </table:table-cell>
        </table:table-row>
        <table:table-row table:style-name="ro1">
          <table:table-cell office:value-type="float" office:value="2118005" calcext:value-type="float">
            <text:p>2118005</text:p>
          </table:table-cell>
        </table:table-row>
        <table:table-row table:style-name="ro1">
          <table:table-cell office:value-type="float" office:value="2167071" calcext:value-type="float">
            <text:p>2167071</text:p>
          </table:table-cell>
        </table:table-row>
        <table:table-row table:style-name="ro1">
          <table:table-cell office:value-type="float" office:value="1995195" calcext:value-type="float">
            <text:p>1995195</text:p>
          </table:table-cell>
        </table:table-row>
        <table:table-row table:style-name="ro1">
          <table:table-cell office:value-type="float" office:value="1978709" calcext:value-type="float">
            <text:p>1978709</text:p>
          </table:table-cell>
        </table:table-row>
        <table:table-row table:style-name="ro1">
          <table:table-cell office:value-type="float" office:value="2126021" calcext:value-type="float">
            <text:p>2126021</text:p>
          </table:table-cell>
        </table:table-row>
        <table:table-row table:style-name="ro1">
          <table:table-cell office:value-type="float" office:value="2174764" calcext:value-type="float">
            <text:p>2174764</text:p>
          </table:table-cell>
        </table:table-row>
        <table:table-row table:style-name="ro1">
          <table:table-cell office:value-type="float" office:value="1991432" calcext:value-type="float">
            <text:p>1991432</text:p>
          </table:table-cell>
        </table:table-row>
        <table:table-row table:style-name="ro1">
          <table:table-cell office:value-type="float" office:value="2112128" calcext:value-type="float">
            <text:p>2112128</text:p>
          </table:table-cell>
        </table:table-row>
        <table:table-row table:style-name="ro1">
          <table:table-cell office:value-type="float" office:value="2111965" calcext:value-type="float">
            <text:p>2111965</text:p>
          </table:table-cell>
        </table:table-row>
        <table:table-row table:style-name="ro1">
          <table:table-cell office:value-type="float" office:value="1993989" calcext:value-type="float">
            <text:p>1993989</text:p>
          </table:table-cell>
        </table:table-row>
        <table:table-row table:style-name="ro1">
          <table:table-cell office:value-type="float" office:value="2210775" calcext:value-type="float">
            <text:p>2210775</text:p>
          </table:table-cell>
        </table:table-row>
        <table:table-row table:style-name="ro1">
          <table:table-cell office:value-type="float" office:value="2249501" calcext:value-type="float">
            <text:p>2249501</text:p>
          </table:table-cell>
        </table:table-row>
        <table:table-row table:style-name="ro1">
          <table:table-cell office:value-type="float" office:value="2243715" calcext:value-type="float">
            <text:p>2243715</text:p>
          </table:table-cell>
        </table:table-row>
        <table:table-row table:style-name="ro1">
          <table:table-cell office:value-type="float" office:value="2062766" calcext:value-type="float">
            <text:p>2062766</text:p>
          </table:table-cell>
        </table:table-row>
        <table:table-row table:style-name="ro1">
          <table:table-cell office:value-type="float" office:value="2089804" calcext:value-type="float">
            <text:p>2089804</text:p>
          </table:table-cell>
        </table:table-row>
        <table:table-row table:style-name="ro1">
          <table:table-cell office:value-type="float" office:value="2297910" calcext:value-type="float">
            <text:p>2297910</text:p>
          </table:table-cell>
        </table:table-row>
        <table:table-row table:style-name="ro1">
          <table:table-cell office:value-type="float" office:value="1983280" calcext:value-type="float">
            <text:p>1983280</text:p>
          </table:table-cell>
        </table:table-row>
        <table:table-row table:style-name="ro1">
          <table:table-cell office:value-type="float" office:value="2125640" calcext:value-type="float">
            <text:p>2125640</text:p>
          </table:table-cell>
        </table:table-row>
        <table:table-row table:style-name="ro1">
          <table:table-cell office:value-type="float" office:value="2407702" calcext:value-type="float">
            <text:p>2407702</text:p>
          </table:table-cell>
        </table:table-row>
        <table:table-row table:style-name="ro1">
          <table:table-cell office:value-type="float" office:value="2354447" calcext:value-type="float">
            <text:p>2354447</text:p>
          </table:table-cell>
        </table:table-row>
        <table:table-row table:style-name="ro1">
          <table:table-cell office:value-type="float" office:value="2102635" calcext:value-type="float">
            <text:p>2102635</text:p>
          </table:table-cell>
        </table:table-row>
        <table:table-row table:style-name="ro1">
          <table:table-cell office:value-type="float" office:value="2235194" calcext:value-type="float">
            <text:p>2235194</text:p>
          </table:table-cell>
        </table:table-row>
        <table:table-row table:style-name="ro1">
          <table:table-cell office:value-type="float" office:value="2143649" calcext:value-type="float">
            <text:p>2143649</text:p>
          </table:table-cell>
        </table:table-row>
        <table:table-row table:style-name="ro1">
          <table:table-cell office:value-type="float" office:value="2213717" calcext:value-type="float">
            <text:p>2213717</text:p>
          </table:table-cell>
        </table:table-row>
        <table:table-row table:style-name="ro1">
          <table:table-cell office:value-type="float" office:value="2005556" calcext:value-type="float">
            <text:p>2005556</text:p>
          </table:table-cell>
        </table:table-row>
        <table:table-row table:style-name="ro1">
          <table:table-cell office:value-type="float" office:value="1870005" calcext:value-type="float">
            <text:p>1870005</text:p>
          </table:table-cell>
        </table:table-row>
        <table:table-row table:style-name="ro1">
          <table:table-cell office:value-type="float" office:value="1924700" calcext:value-type="float">
            <text:p>1924700</text:p>
          </table:table-cell>
        </table:table-row>
        <table:table-row table:style-name="ro1">
          <table:table-cell office:value-type="float" office:value="1918078" calcext:value-type="float">
            <text:p>1918078</text:p>
          </table:table-cell>
        </table:table-row>
        <table:table-row table:style-name="ro1">
          <table:table-cell office:value-type="float" office:value="2358837" calcext:value-type="float">
            <text:p>2358837</text:p>
          </table:table-cell>
        </table:table-row>
        <table:table-row table:style-name="ro1">
          <table:table-cell office:value-type="float" office:value="2782526" calcext:value-type="float">
            <text:p>2782526</text:p>
          </table:table-cell>
        </table:table-row>
        <table:table-row table:style-name="ro1">
          <table:table-cell office:value-type="float" office:value="2180271" calcext:value-type="float">
            <text:p>2180271</text:p>
          </table:table-cell>
        </table:table-row>
        <table:table-row table:style-name="ro1">
          <table:table-cell office:value-type="float" office:value="2112045" calcext:value-type="float">
            <text:p>2112045</text:p>
          </table:table-cell>
        </table:table-row>
        <table:table-row table:style-name="ro1">
          <table:table-cell office:value-type="float" office:value="2236399" calcext:value-type="float">
            <text:p>2236399</text:p>
          </table:table-cell>
        </table:table-row>
        <table:table-row table:style-name="ro1">
          <table:table-cell office:value-type="float" office:value="2111674" calcext:value-type="float">
            <text:p>2111674</text:p>
          </table:table-cell>
        </table:table-row>
        <table:table-row table:style-name="ro1">
          <table:table-cell office:value-type="float" office:value="2237029" calcext:value-type="float">
            <text:p>2237029</text:p>
          </table:table-cell>
        </table:table-row>
        <table:table-row table:style-name="ro1">
          <table:table-cell office:value-type="float" office:value="2149485" calcext:value-type="float">
            <text:p>2149485</text:p>
          </table:table-cell>
        </table:table-row>
        <table:table-row table:style-name="ro1">
          <table:table-cell office:value-type="float" office:value="2132875" calcext:value-type="float">
            <text:p>2132875</text:p>
          </table:table-cell>
        </table:table-row>
        <table:table-row table:style-name="ro1">
          <table:table-cell office:value-type="float" office:value="2250851" calcext:value-type="float">
            <text:p>2250851</text:p>
          </table:table-cell>
        </table:table-row>
        <table:table-row table:style-name="ro1">
          <table:table-cell office:value-type="float" office:value="2121789" calcext:value-type="float">
            <text:p>2121789</text:p>
          </table:table-cell>
        </table:table-row>
        <table:table-row table:style-name="ro1">
          <table:table-cell office:value-type="float" office:value="2143273" calcext:value-type="float">
            <text:p>2143273</text:p>
          </table:table-cell>
        </table:table-row>
        <table:table-row table:style-name="ro1">
          <table:table-cell office:value-type="float" office:value="2361933" calcext:value-type="float">
            <text:p>2361933</text:p>
          </table:table-cell>
        </table:table-row>
        <table:table-row table:style-name="ro1">
          <table:table-cell office:value-type="float" office:value="2178769" calcext:value-type="float">
            <text:p>2178769</text:p>
          </table:table-cell>
        </table:table-row>
        <table:table-row table:style-name="ro1">
          <table:table-cell office:value-type="float" office:value="2049844" calcext:value-type="float">
            <text:p>2049844</text:p>
          </table:table-cell>
        </table:table-row>
        <table:table-row table:style-name="ro1">
          <table:table-cell office:value-type="float" office:value="2075244" calcext:value-type="float">
            <text:p>2075244</text:p>
          </table:table-cell>
        </table:table-row>
        <table:table-row table:style-name="ro1">
          <table:table-cell office:value-type="float" office:value="2437079" calcext:value-type="float">
            <text:p>2437079</text:p>
          </table:table-cell>
        </table:table-row>
        <table:table-row table:style-name="ro1">
          <table:table-cell office:value-type="float" office:value="2052043" calcext:value-type="float">
            <text:p>2052043</text:p>
          </table:table-cell>
        </table:table-row>
        <table:table-row table:style-name="ro1">
          <table:table-cell office:value-type="float" office:value="2029469" calcext:value-type="float">
            <text:p>2029469</text:p>
          </table:table-cell>
        </table:table-row>
        <table:table-row table:style-name="ro1">
          <table:table-cell office:value-type="float" office:value="2056073" calcext:value-type="float">
            <text:p>2056073</text:p>
          </table:table-cell>
        </table:table-row>
        <table:table-row table:style-name="ro1">
          <table:table-cell office:value-type="float" office:value="2034539" calcext:value-type="float">
            <text:p>2034539</text:p>
          </table:table-cell>
        </table:table-row>
        <table:table-row table:style-name="ro1">
          <table:table-cell office:value-type="float" office:value="2194751" calcext:value-type="float">
            <text:p>2194751</text:p>
          </table:table-cell>
        </table:table-row>
        <table:table-row table:style-name="ro1">
          <table:table-cell office:value-type="float" office:value="2075544" calcext:value-type="float">
            <text:p>2075544</text:p>
          </table:table-cell>
        </table:table-row>
        <table:table-row table:style-name="ro1">
          <table:table-cell office:value-type="float" office:value="2069527" calcext:value-type="float">
            <text:p>2069527</text:p>
          </table:table-cell>
        </table:table-row>
        <table:table-row table:style-name="ro1">
          <table:table-cell office:value-type="float" office:value="2036073" calcext:value-type="float">
            <text:p>2036073</text:p>
          </table:table-cell>
        </table:table-row>
        <table:table-row table:style-name="ro1">
          <table:table-cell office:value-type="float" office:value="2079116" calcext:value-type="float">
            <text:p>2079116</text:p>
          </table:table-cell>
        </table:table-row>
        <table:table-row table:style-name="ro1">
          <table:table-cell office:value-type="float" office:value="2828640" calcext:value-type="float">
            <text:p>2828640</text:p>
          </table:table-cell>
        </table:table-row>
        <table:table-row table:style-name="ro1">
          <table:table-cell office:value-type="float" office:value="2621650" calcext:value-type="float">
            <text:p>2621650</text:p>
          </table:table-cell>
        </table:table-row>
        <table:table-row table:style-name="ro1">
          <table:table-cell office:value-type="float" office:value="2174421" calcext:value-type="float">
            <text:p>2174421</text:p>
          </table:table-cell>
        </table:table-row>
        <table:table-row table:style-name="ro1">
          <table:table-cell office:value-type="float" office:value="2154242" calcext:value-type="float">
            <text:p>2154242</text:p>
          </table:table-cell>
        </table:table-row>
        <table:table-row table:style-name="ro1">
          <table:table-cell office:value-type="float" office:value="2181689" calcext:value-type="float">
            <text:p>2181689</text:p>
          </table:table-cell>
        </table:table-row>
        <table:table-row table:style-name="ro1">
          <table:table-cell office:value-type="float" office:value="2056694" calcext:value-type="float">
            <text:p>2056694</text:p>
          </table:table-cell>
        </table:table-row>
        <table:table-row table:style-name="ro1">
          <table:table-cell office:value-type="float" office:value="2219130" calcext:value-type="float">
            <text:p>2219130</text:p>
          </table:table-cell>
        </table:table-row>
        <table:table-row table:style-name="ro1">
          <table:table-cell office:value-type="float" office:value="2032808" calcext:value-type="float">
            <text:p>2032808</text:p>
          </table:table-cell>
        </table:table-row>
        <table:table-row table:style-name="ro1">
          <table:table-cell office:value-type="float" office:value="2268289" calcext:value-type="float">
            <text:p>2268289</text:p>
          </table:table-cell>
        </table:table-row>
        <table:table-row table:style-name="ro1">
          <table:table-cell office:value-type="float" office:value="2093144" calcext:value-type="float">
            <text:p>2093144</text:p>
          </table:table-cell>
        </table:table-row>
        <table:table-row table:style-name="ro1">
          <table:table-cell office:value-type="float" office:value="2061661" calcext:value-type="float">
            <text:p>2061661</text:p>
          </table:table-cell>
        </table:table-row>
        <table:table-row table:style-name="ro1">
          <table:table-cell office:value-type="float" office:value="2190078" calcext:value-type="float">
            <text:p>2190078</text:p>
          </table:table-cell>
        </table:table-row>
        <table:table-row table:style-name="ro1">
          <table:table-cell office:value-type="float" office:value="2330903" calcext:value-type="float">
            <text:p>2330903</text:p>
          </table:table-cell>
        </table:table-row>
        <table:table-row table:style-name="ro1">
          <table:table-cell office:value-type="float" office:value="2119944" calcext:value-type="float">
            <text:p>2119944</text:p>
          </table:table-cell>
        </table:table-row>
        <table:table-row table:style-name="ro1">
          <table:table-cell office:value-type="float" office:value="2129621" calcext:value-type="float">
            <text:p>2129621</text:p>
          </table:table-cell>
        </table:table-row>
        <table:table-row table:style-name="ro1">
          <table:table-cell office:value-type="float" office:value="2250837" calcext:value-type="float">
            <text:p>2250837</text:p>
          </table:table-cell>
        </table:table-row>
        <table:table-row table:style-name="ro1">
          <table:table-cell office:value-type="float" office:value="2250990" calcext:value-type="float">
            <text:p>2250990</text:p>
          </table:table-cell>
        </table:table-row>
        <table:table-row table:style-name="ro1">
          <table:table-cell office:value-type="float" office:value="2117500" calcext:value-type="float">
            <text:p>2117500</text:p>
          </table:table-cell>
        </table:table-row>
        <table:table-row table:style-name="ro1">
          <table:table-cell office:value-type="float" office:value="1997295" calcext:value-type="float">
            <text:p>1997295</text:p>
          </table:table-cell>
        </table:table-row>
        <table:table-row table:style-name="ro1">
          <table:table-cell office:value-type="float" office:value="2334402" calcext:value-type="float">
            <text:p>2334402</text:p>
          </table:table-cell>
        </table:table-row>
        <table:table-row table:style-name="ro1">
          <table:table-cell office:value-type="float" office:value="2279005" calcext:value-type="float">
            <text:p>2279005</text:p>
          </table:table-cell>
        </table:table-row>
        <table:table-row table:style-name="ro1">
          <table:table-cell office:value-type="float" office:value="1944607" calcext:value-type="float">
            <text:p>1944607</text:p>
          </table:table-cell>
        </table:table-row>
        <table:table-row table:style-name="ro1">
          <table:table-cell office:value-type="float" office:value="2141355" calcext:value-type="float">
            <text:p>2141355</text:p>
          </table:table-cell>
        </table:table-row>
        <table:table-row table:style-name="ro1">
          <table:table-cell office:value-type="float" office:value="2388392" calcext:value-type="float">
            <text:p>2388392</text:p>
          </table:table-cell>
        </table:table-row>
        <table:table-row table:style-name="ro1">
          <table:table-cell office:value-type="float" office:value="1975573" calcext:value-type="float">
            <text:p>1975573</text:p>
          </table:table-cell>
        </table:table-row>
        <table:table-row table:style-name="ro1">
          <table:table-cell office:value-type="float" office:value="2117801" calcext:value-type="float">
            <text:p>2117801</text:p>
          </table:table-cell>
        </table:table-row>
        <table:table-row table:style-name="ro1">
          <table:table-cell office:value-type="float" office:value="2083363" calcext:value-type="float">
            <text:p>2083363</text:p>
          </table:table-cell>
        </table:table-row>
        <table:table-row table:style-name="ro1">
          <table:table-cell office:value-type="float" office:value="2139474" calcext:value-type="float">
            <text:p>2139474</text:p>
          </table:table-cell>
        </table:table-row>
        <table:table-row table:style-name="ro1">
          <table:table-cell office:value-type="float" office:value="1990396" calcext:value-type="float">
            <text:p>1990396</text:p>
          </table:table-cell>
        </table:table-row>
        <table:table-row table:style-name="ro1">
          <table:table-cell office:value-type="float" office:value="2068347" calcext:value-type="float">
            <text:p>2068347</text:p>
          </table:table-cell>
        </table:table-row>
        <table:table-row table:style-name="ro1">
          <table:table-cell office:value-type="float" office:value="2305935" calcext:value-type="float">
            <text:p>2305935</text:p>
          </table:table-cell>
        </table:table-row>
        <table:table-row table:style-name="ro1">
          <table:table-cell office:value-type="float" office:value="2047134" calcext:value-type="float">
            <text:p>20471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08:59:15.831899782</meta:creation-date>
    <dc:date>2018-05-11T09:00:14.677778890</dc:date>
    <meta:editing-duration>PT59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871cm" svg:height="8.994cm" xlink:href=".." xlink:type="simple" chart:class="chart:line" chart:style-name="ch1">
        <chart:legend chart:legend-position="end" svg:x="33.634cm" svg:y="4.198cm" style:legend-expansion="high" chart:style-name="ch2"/>
        <chart:plot-area chart:style-name="ch3" table:cell-range-address="Sheet1.A1:Sheet1.A500" svg:x="0.717cm" svg:y="0.179cm" svg:width="32.2cm" svg:height="8.636cm">
          <chartooo:coordinate-region svg:x="2.264cm" svg:y="0.3cm" svg:width="30.653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3062">
                <text:p>1193062</text:p>
                <draw:g>
                  <svg:desc>Sheet1.A1:Sheet1.A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4012">
                <text:p>1184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28014">
                <text:p>1228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2694">
                <text:p>1172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9122">
                <text:p>1189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9629">
                <text:p>1219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1461">
                <text:p>1171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7519">
                <text:p>1197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8712">
                <text:p>13187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8605">
                <text:p>1198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0906">
                <text:p>12509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86582">
                <text:p>1186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75969">
                <text:p>11759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7346">
                <text:p>11773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8335">
                <text:p>12583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20590">
                <text:p>13205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2835">
                <text:p>12528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94090">
                <text:p>11940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2248">
                <text:p>11522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9561">
                <text:p>1259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3203">
                <text:p>12532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91806">
                <text:p>11918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81641">
                <text:p>11816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12885">
                <text:p>12128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3543">
                <text:p>11735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65402">
                <text:p>11654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5932">
                <text:p>11959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75817">
                <text:p>1175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90272">
                <text:p>11902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2594">
                <text:p>13025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66328">
                <text:p>1266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27886">
                <text:p>12278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55395">
                <text:p>11553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8930">
                <text:p>11789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19500">
                <text:p>12195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1733">
                <text:p>11717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0647">
                <text:p>12906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10830">
                <text:p>13108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85114">
                <text:p>11851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5540">
                <text:p>11755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83385">
                <text:p>11833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86533">
                <text:p>12865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40821">
                <text:p>12408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97271">
                <text:p>13972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94347">
                <text:p>12943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99520">
                <text:p>11995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1442">
                <text:p>12314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80441">
                <text:p>11804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30803">
                <text:p>12308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68561">
                <text:p>11685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66895">
                <text:p>12668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95642">
                <text:p>12956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0845">
                <text:p>12508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01379">
                <text:p>12013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68751">
                <text:p>11687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78848">
                <text:p>11788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5744">
                <text:p>12357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8192">
                <text:p>13981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86820">
                <text:p>13868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20152">
                <text:p>13201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76579">
                <text:p>11765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53495">
                <text:p>13534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00482">
                <text:p>13004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35795">
                <text:p>13357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97021">
                <text:p>18970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92638">
                <text:p>19926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14905">
                <text:p>12149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83534">
                <text:p>12835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06161">
                <text:p>13061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00779">
                <text:p>12007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7147">
                <text:p>12271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04003">
                <text:p>12040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72570">
                <text:p>13725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99285">
                <text:p>12992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74901">
                <text:p>13749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91203">
                <text:p>12912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54785">
                <text:p>11547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27989">
                <text:p>12279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33337">
                <text:p>12333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62097">
                <text:p>14620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94083">
                <text:p>16940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11661">
                <text:p>21116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61994">
                <text:p>13619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67910">
                <text:p>11679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01447">
                <text:p>12014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54974">
                <text:p>12549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85168">
                <text:p>13851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73408">
                <text:p>12734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65727">
                <text:p>12657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47738">
                <text:p>1147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96890">
                <text:p>11968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67516">
                <text:p>12675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00211">
                <text:p>13002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78625">
                <text:p>1278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29235">
                <text:p>12292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92516">
                <text:p>12925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11674">
                <text:p>12116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2372">
                <text:p>12523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84710">
                <text:p>13847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31888">
                <text:p>13318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30346">
                <text:p>12303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83567">
                <text:p>13835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92069">
                <text:p>19920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88982">
                <text:p>19889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50725">
                <text:p>27507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81394">
                <text:p>24813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17522">
                <text:p>18175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05048">
                <text:p>23050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09650">
                <text:p>23096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34477">
                <text:p>21344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66262">
                <text:p>19662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31890">
                <text:p>193189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23263">
                <text:p>19232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39554">
                <text:p>19395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06722">
                <text:p>20067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0326">
                <text:p>21503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63614">
                <text:p>27636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60225">
                <text:p>24602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18951">
                <text:p>19189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90754">
                <text:p>18907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20330">
                <text:p>20203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0477">
                <text:p>24504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25226">
                <text:p>27252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22041">
                <text:p>19220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72557">
                <text:p>20725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65350">
                <text:p>20653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75406">
                <text:p>19754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05948">
                <text:p>19059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65216">
                <text:p>24652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28963">
                <text:p>27289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17290">
                <text:p>191729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59283">
                <text:p>19592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37878">
                <text:p>21378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63795">
                <text:p>24637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63629">
                <text:p>26636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79068">
                <text:p>19790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80057">
                <text:p>18800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35817">
                <text:p>22358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98217">
                <text:p>19982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16934">
                <text:p>19169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68954">
                <text:p>19689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61012">
                <text:p>19610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83768">
                <text:p>28837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35722">
                <text:p>25357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8182">
                <text:p>21081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72037">
                <text:p>19720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86143">
                <text:p>20861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63602">
                <text:p>18636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08064">
                <text:p>19080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18661">
                <text:p>23186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44466">
                <text:p>19444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59877">
                <text:p>18598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32196">
                <text:p>19321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72862">
                <text:p>20728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08569">
                <text:p>24085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43445">
                <text:p>27434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59646">
                <text:p>21596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86289">
                <text:p>21862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35091">
                <text:p>20350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41046">
                <text:p>22410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15905">
                <text:p>22159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04058">
                <text:p>20040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45568">
                <text:p>21455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83533">
                <text:p>18835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86366">
                <text:p>20863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08286">
                <text:p>21082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80158">
                <text:p>27801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03479">
                <text:p>26034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42337">
                <text:p>21423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23230">
                <text:p>21232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29712">
                <text:p>20297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88587">
                <text:p>20885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53378">
                <text:p>21533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37415">
                <text:p>20374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32911">
                <text:p>19329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59336">
                <text:p>19593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89395">
                <text:p>20893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89956">
                <text:p>20899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73264">
                <text:p>26732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93315">
                <text:p>26933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99029">
                <text:p>22990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25688">
                <text:p>21256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8101">
                <text:p>19781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54831">
                <text:p>21548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70729">
                <text:p>21707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42814">
                <text:p>20428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95100">
                <text:p>20951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05047">
                <text:p>20050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20407">
                <text:p>20204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00263">
                <text:p>20002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29260">
                <text:p>262926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52369">
                <text:p>27523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47433">
                <text:p>21474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47806">
                <text:p>21478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24343">
                <text:p>20243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21393">
                <text:p>21213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82152">
                <text:p>22821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15594">
                <text:p>22155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29663">
                <text:p>20296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38378">
                <text:p>22383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79475">
                <text:p>19794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53880">
                <text:p>20538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65888">
                <text:p>20658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71519">
                <text:p>20715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7550">
                <text:p>206755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00441">
                <text:p>20004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27745">
                <text:p>18277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61244">
                <text:p>18612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13951">
                <text:p>20139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84554">
                <text:p>20845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75436">
                <text:p>19754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92384">
                <text:p>20923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06108">
                <text:p>21061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39365">
                <text:p>27393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40817">
                <text:p>25408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23199">
                <text:p>21231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80441">
                <text:p>19804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34757">
                <text:p>20347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8195">
                <text:p>21981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31131">
                <text:p>22311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23231">
                <text:p>20232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35658">
                <text:p>21356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41364">
                <text:p>20413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45061">
                <text:p>19450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33336">
                <text:p>19333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63726">
                <text:p>28637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93706">
                <text:p>25937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20643">
                <text:p>21206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67799">
                <text:p>19677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65114">
                <text:p>19651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90502">
                <text:p>20905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02431">
                <text:p>25024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48396">
                <text:p>22483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91431">
                <text:p>25914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44318">
                <text:p>25443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72848">
                <text:p>19728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43550">
                <text:p>194355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25981">
                <text:p>19259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92471">
                <text:p>19924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51243">
                <text:p>19512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8347">
                <text:p>24183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78262">
                <text:p>28782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70392">
                <text:p>21703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06929">
                <text:p>22069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62797">
                <text:p>19627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61242">
                <text:p>20612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46495">
                <text:p>22464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85957">
                <text:p>19859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81499">
                <text:p>20814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02342">
                <text:p>23023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37756">
                <text:p>23377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92257">
                <text:p>19922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59073">
                <text:p>22590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66115">
                <text:p>20661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32889">
                <text:p>20328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22396">
                <text:p>22223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44523">
                <text:p>21445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27534">
                <text:p>23275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97551">
                <text:p>20975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218592">
                <text:p>22185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47269">
                <text:p>21472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60933">
                <text:p>19609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93438">
                <text:p>19934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204500">
                <text:p>22045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40382">
                <text:p>20403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11421">
                <text:p>20114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44637">
                <text:p>21446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94634">
                <text:p>21946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54617">
                <text:p>20546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35927">
                <text:p>20359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22990">
                <text:p>222299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93576">
                <text:p>20935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80303">
                <text:p>19803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24931">
                <text:p>22249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35060">
                <text:p>223506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11610">
                <text:p>201161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154828">
                <text:p>21548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151304">
                <text:p>21513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46142">
                <text:p>20461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60474">
                <text:p>20604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31520">
                <text:p>213152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44403">
                <text:p>21444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51821">
                <text:p>19518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34997">
                <text:p>19349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35443">
                <text:p>23354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25477">
                <text:p>21254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00586">
                <text:p>22005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47949">
                <text:p>20479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48729">
                <text:p>21487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42508">
                <text:p>20425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10349">
                <text:p>20103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19709">
                <text:p>23197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90650">
                <text:p>229065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43245">
                <text:p>20432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110134">
                <text:p>21101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49036">
                <text:p>24490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72079">
                <text:p>19720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11623">
                <text:p>20116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94881">
                <text:p>22948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21438">
                <text:p>21214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96375">
                <text:p>19963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42186">
                <text:p>21421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217491">
                <text:p>22174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35456">
                <text:p>19354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08410">
                <text:p>200841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394819">
                <text:p>23948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61578">
                <text:p>21615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14039">
                <text:p>19140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91819">
                <text:p>21918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39930">
                <text:p>213993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95451">
                <text:p>20954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39488">
                <text:p>20394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62684">
                <text:p>21626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68079">
                <text:p>21680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67122">
                <text:p>21671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62236">
                <text:p>20622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48908">
                <text:p>21489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64193">
                <text:p>19641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92234">
                <text:p>21922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89358">
                <text:p>22893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54967">
                <text:p>20549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237875">
                <text:p>22378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71706">
                <text:p>20717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43791">
                <text:p>22437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82522">
                <text:p>20825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07957">
                <text:p>20079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24523">
                <text:p>222452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41119">
                <text:p>23411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99957">
                <text:p>19999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27707">
                <text:p>22277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58475">
                <text:p>21584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78885">
                <text:p>20788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28383">
                <text:p>202838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56297">
                <text:p>24562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20190">
                <text:p>202019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63404">
                <text:p>19634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50740">
                <text:p>205074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38831">
                <text:p>21388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47102">
                <text:p>19471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91679">
                <text:p>20916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77034">
                <text:p>21770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144529">
                <text:p>21445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18088">
                <text:p>23180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68950">
                <text:p>206895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104532">
                <text:p>21045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38371">
                <text:p>20383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32526">
                <text:p>20325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130389">
                <text:p>21303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131373">
                <text:p>21313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20721">
                <text:p>19207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89532">
                <text:p>22895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20766">
                <text:p>22207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76188">
                <text:p>20761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91057">
                <text:p>19910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62116">
                <text:p>22621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183352">
                <text:p>21833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182346">
                <text:p>21823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105677">
                <text:p>21056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00182">
                <text:p>24001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28756">
                <text:p>20287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08814">
                <text:p>20088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173326">
                <text:p>21733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220998">
                <text:p>222099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49872">
                <text:p>21498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77568">
                <text:p>20775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38241">
                <text:p>243824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274222">
                <text:p>22742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78484">
                <text:p>24784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94744">
                <text:p>23947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73234">
                <text:p>20732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67075">
                <text:p>20670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52458">
                <text:p>21524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99658">
                <text:p>19996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55942">
                <text:p>19559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61783">
                <text:p>21617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43879">
                <text:p>23438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37004">
                <text:p>21370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43701">
                <text:p>20437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252280">
                <text:p>225228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24652">
                <text:p>20246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68309">
                <text:p>21683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80070">
                <text:p>218007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79224">
                <text:p>21792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42009">
                <text:p>20420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78107">
                <text:p>21781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155070">
                <text:p>215507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159301">
                <text:p>21593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09067">
                <text:p>20090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15942">
                <text:p>22159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69066">
                <text:p>21690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142242">
                <text:p>21422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52260">
                <text:p>205226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397986">
                <text:p>23979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20037">
                <text:p>222003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31986">
                <text:p>19319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30286">
                <text:p>21302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02464">
                <text:p>22024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19614">
                <text:p>20196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52167">
                <text:p>20521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63944">
                <text:p>19639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52813">
                <text:p>20528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94081">
                <text:p>19940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482524">
                <text:p>24825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706240">
                <text:p>270624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144865">
                <text:p>21448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157251">
                <text:p>21572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82082">
                <text:p>19820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285342">
                <text:p>22853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166216">
                <text:p>21662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975066">
                <text:p>197506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96981">
                <text:p>20969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71067">
                <text:p>23710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26213">
                <text:p>20262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973444">
                <text:p>19734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18005">
                <text:p>21180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167071">
                <text:p>21670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95195">
                <text:p>19951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78709">
                <text:p>19787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126021">
                <text:p>21260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74764">
                <text:p>21747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991432">
                <text:p>19914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12128">
                <text:p>21121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11965">
                <text:p>21119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93989">
                <text:p>199398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210775">
                <text:p>22107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249501">
                <text:p>22495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243715">
                <text:p>22437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62766">
                <text:p>206276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89804">
                <text:p>20898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297910">
                <text:p>229791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83280">
                <text:p>198328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25640">
                <text:p>212564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07702">
                <text:p>24077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354447">
                <text:p>235444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02635">
                <text:p>210263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235194">
                <text:p>22351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43649">
                <text:p>21436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213717">
                <text:p>22137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05556">
                <text:p>20055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70005">
                <text:p>18700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24700">
                <text:p>19247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18078">
                <text:p>19180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358837">
                <text:p>23588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782526">
                <text:p>27825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80271">
                <text:p>21802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12045">
                <text:p>21120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36399">
                <text:p>22363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111674">
                <text:p>21116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37029">
                <text:p>22370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49485">
                <text:p>214948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132875">
                <text:p>21328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50851">
                <text:p>22508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121789">
                <text:p>21217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143273">
                <text:p>21432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361933">
                <text:p>23619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178769">
                <text:p>21787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49844">
                <text:p>20498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75244">
                <text:p>20752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37079">
                <text:p>24370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52043">
                <text:p>205204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29469">
                <text:p>20294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56073">
                <text:p>20560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34539">
                <text:p>20345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194751">
                <text:p>21947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75544">
                <text:p>20755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69527">
                <text:p>20695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36073">
                <text:p>20360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79116">
                <text:p>20791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828640">
                <text:p>282864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21650">
                <text:p>262165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174421">
                <text:p>21744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154242">
                <text:p>21542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81689">
                <text:p>21816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56694">
                <text:p>20566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19130">
                <text:p>221913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32808">
                <text:p>20328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268289">
                <text:p>22682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93144">
                <text:p>20931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61661">
                <text:p>206166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190078">
                <text:p>219007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330903">
                <text:p>233090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119944">
                <text:p>211994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129621">
                <text:p>212962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250837">
                <text:p>225083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50990">
                <text:p>225099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117500">
                <text:p>21175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97295">
                <text:p>19972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34402">
                <text:p>233440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279005">
                <text:p>22790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44607">
                <text:p>194460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141355">
                <text:p>214135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388392">
                <text:p>23883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75573">
                <text:p>197557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117801">
                <text:p>21178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83363">
                <text:p>20833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39474">
                <text:p>21394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90396">
                <text:p>19903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68347">
                <text:p>206834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305935">
                <text:p>23059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47134">
                <text:p>20471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